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2" style:family="table">
      <style:table-properties style:width="43.794cm" style:rel-width="90%" table:align="center"/>
    </style:style>
    <style:style style:name="Tabela22.A" style:family="table-column">
      <style:table-column-properties style:column-width="2.422cm" style:rel-column-width="1134*"/>
    </style:style>
    <style:style style:name="Tabela22.B" style:family="table-column">
      <style:table-column-properties style:column-width="3.632cm" style:rel-column-width="1701*"/>
    </style:style>
    <style:style style:name="Tabela22.C" style:family="table-column">
      <style:table-column-properties style:column-width="37.74cm" style:rel-column-width="17673*"/>
    </style:style>
    <style:style style:name="Tabela2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43.794cm" style:rel-width="90%" table:align="center"/>
    </style:style>
    <style:style style:name="Tabela12.A" style:family="table-column">
      <style:table-column-properties style:column-width="2.434cm" style:rel-column-width="1380*"/>
    </style:style>
    <style:style style:name="Tabela12.B" style:family="table-column">
      <style:table-column-properties style:column-width="3.62cm" style:rel-column-width="2052*"/>
    </style:style>
    <style:style style:name="Tabela12.C" style:family="table-column">
      <style:table-column-properties style:column-width="9.435cm" style:rel-column-width="5349*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2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43.794cm" style:rel-width="90%" table:align="center"/>
    </style:style>
    <style:style style:name="Tabela18.A" style:family="table-column">
      <style:table-column-properties style:column-width="2.434cm" style:rel-column-width="1140*"/>
    </style:style>
    <style:style style:name="Tabela18.B" style:family="table-column">
      <style:table-column-properties style:column-width="3.62cm" style:rel-column-width="1695*"/>
    </style:style>
    <style:style style:name="Tabela18.C" style:family="table-column">
      <style:table-column-properties style:column-width="29.303cm" style:rel-column-width="13722*"/>
    </style:style>
    <style:style style:name="Tabela18.D" style:family="table-column">
      <style:table-column-properties style:column-width="8.437cm" style:rel-column-width="3951*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8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43.794cm" style:rel-width="90%" table:align="center"/>
    </style:style>
    <style:style style:name="Tabela21.A" style:family="table-column">
      <style:table-column-properties style:column-width="2.434cm" style:rel-column-width="1140*"/>
    </style:style>
    <style:style style:name="Tabela21.B" style:family="table-column">
      <style:table-column-properties style:column-width="41.36cm" style:rel-column-width="19368*"/>
    </style:style>
    <style:style style:name="Tabela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1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43.794cm" style:rel-width="90%" table:align="center"/>
    </style:style>
    <style:style style:name="Tabela1.A" style:family="table-column">
      <style:table-column-properties style:column-width="2.434cm" style:rel-column-width="1380*"/>
    </style:style>
    <style:style style:name="Tabela1.B" style:family="table-column">
      <style:table-column-properties style:column-width="3.62cm" style:rel-column-width="2052*"/>
    </style:style>
    <style:style style:name="Tabela1.C" style:family="table-column">
      <style:table-column-properties style:column-width="18.87cm" style:rel-column-width="10698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43.794cm" style:rel-width="90%" table:align="center" fo:background-color="transparent">
        <style:background-image/>
      </style:table-properties>
    </style:style>
    <style:style style:name="Tabela17.A" style:family="table-column">
      <style:table-column-properties style:column-width="2.531cm" style:rel-column-width="1185*"/>
    </style:style>
    <style:style style:name="Tabela17.B" style:family="table-column">
      <style:table-column-properties style:column-width="3.524cm" style:rel-column-width="1650*"/>
    </style:style>
    <style:style style:name="Tabela17.C" style:family="table-column">
      <style:table-column-properties style:column-width="12.58cm" style:rel-column-width="5891*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7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43.794cm" style:rel-width="90%" table:align="center"/>
    </style:style>
    <style:style style:name="Tabela2.A" style:family="table-column">
      <style:table-column-properties style:column-width="2.422cm" style:rel-column-width="1134*"/>
    </style:style>
    <style:style style:name="Tabela2.B" style:family="table-column">
      <style:table-column-properties style:column-width="13.79cm" style:rel-column-width="645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43.794cm" style:rel-width="90%" table:align="center"/>
    </style:style>
    <style:style style:name="Tabela3.A" style:family="table-column">
      <style:table-column-properties style:column-width="2.434cm" style:rel-column-width="1140*"/>
    </style:style>
    <style:style style:name="Tabela3.B" style:family="table-column">
      <style:table-column-properties style:column-width="3.62cm" style:rel-column-width="1695*"/>
    </style:style>
    <style:style style:name="Tabela3.C" style:family="table-column">
      <style:table-column-properties style:column-width="37.74cm" style:rel-column-width="17673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43.794cm" style:rel-width="90%" table:align="center"/>
    </style:style>
    <style:style style:name="Tabela14.A" style:family="table-column">
      <style:table-column-properties style:column-width="2.434cm" style:rel-column-width="1140*"/>
    </style:style>
    <style:style style:name="Tabela14.B" style:family="table-column">
      <style:table-column-properties style:column-width="3.62cm" style:rel-column-width="1695*"/>
    </style:style>
    <style:style style:name="Tabela14.C" style:family="table-column">
      <style:table-column-properties style:column-width="37.74cm" style:rel-column-width="17673*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4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43.794cm" style:rel-width="90%" table:align="center"/>
    </style:style>
    <style:style style:name="Tabela7.A" style:family="table-column">
      <style:table-column-properties style:column-width="2.434cm" style:rel-column-width="1140*"/>
    </style:style>
    <style:style style:name="Tabela7.B" style:family="table-column">
      <style:table-column-properties style:column-width="13.787cm" style:rel-column-width="6456*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7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3" style:family="table-row">
      <style:table-row-properties style:min-row-height="1.138cm"/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43.794cm" style:rel-width="90%" table:align="center"/>
    </style:style>
    <style:style style:name="Tabela11.A" style:family="table-column">
      <style:table-column-properties style:column-width="2.434cm" style:rel-column-width="1140*"/>
    </style:style>
    <style:style style:name="Tabela11.B" style:family="table-column">
      <style:table-column-properties style:column-width="41.36cm" style:rel-column-width="19368*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1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43.794cm" style:rel-width="90%" table:align="center"/>
    </style:style>
    <style:style style:name="Tabela23.A" style:family="table-column">
      <style:table-column-properties style:column-width="2.434cm" style:rel-column-width="1140*"/>
    </style:style>
    <style:style style:name="Tabela23.B" style:family="table-column">
      <style:table-column-properties style:column-width="3.62cm" style:rel-column-width="1695*"/>
    </style:style>
    <style:style style:name="Tabela23.C" style:family="table-column">
      <style:table-column-properties style:column-width="37.74cm" style:rel-column-width="17673*"/>
    </style:style>
    <style:style style:name="Tabela2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43.794cm" style:rel-width="90%" table:align="center"/>
    </style:style>
    <style:style style:name="Tabela5.A" style:family="table-column">
      <style:table-column-properties style:column-width="2.434cm" style:rel-column-width="1140*"/>
    </style:style>
    <style:style style:name="Tabela5.B" style:family="table-column">
      <style:table-column-properties style:column-width="3.62cm" style:rel-column-width="1695*"/>
    </style:style>
    <style:style style:name="Tabela5.C" style:family="table-column">
      <style:table-column-properties style:column-width="12.58cm" style:rel-column-width="5891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43.794cm" style:rel-width="90%" table:align="center"/>
    </style:style>
    <style:style style:name="Tabela6.A" style:family="table-column">
      <style:table-column-properties style:column-width="2.422cm" style:rel-column-width="1373*"/>
    </style:style>
    <style:style style:name="Tabela6.B" style:family="table-column">
      <style:table-column-properties style:column-width="3.632cm" style:rel-column-width="2059*"/>
    </style:style>
    <style:style style:name="Tabela6.C" style:family="table-column">
      <style:table-column-properties style:column-width="12.58cm" style:rel-column-width="7132*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43.794cm" style:rel-width="90%" table:align="center" fo:background-color="transparent">
        <style:background-image/>
      </style:table-properties>
    </style:style>
    <style:style style:name="Tabela15.A" style:family="table-column">
      <style:table-column-properties style:column-width="2.422cm" style:rel-column-width="1134*"/>
    </style:style>
    <style:style style:name="Tabela15.B" style:family="table-column">
      <style:table-column-properties style:column-width="3.632cm" style:rel-column-width="1701*"/>
    </style:style>
    <style:style style:name="Tabela15.C" style:family="table-column">
      <style:table-column-properties style:column-width="12.58cm" style:rel-column-width="5891*"/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3" style:family="table-row">
      <style:table-row-properties fo:background-color="transparent">
        <style:background-image/>
      </style:table-row-properties>
    </style:style>
    <style:style style:name="Tabela15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5.E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" style:family="table">
      <style:table-properties style:width="43.794cm" style:rel-width="90%" table:align="center" fo:background-color="transparent">
        <style:background-image/>
      </style:table-properties>
    </style:style>
    <style:style style:name="Tabela10.A" style:family="table-column">
      <style:table-column-properties style:column-width="2.531cm" style:rel-column-width="1185*"/>
    </style:style>
    <style:style style:name="Tabela10.B" style:family="table-column">
      <style:table-column-properties style:column-width="3.524cm" style:rel-column-width="1650*"/>
    </style:style>
    <style:style style:name="Tabela10.C" style:family="table-column">
      <style:table-column-properties style:column-width="12.58cm" style:rel-column-width="5891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0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43.794cm" style:rel-width="90%" table:align="center"/>
    </style:style>
    <style:style style:name="Tabela13.A" style:family="table-column">
      <style:table-column-properties style:column-width="2.422cm" style:rel-column-width="1134*"/>
    </style:style>
    <style:style style:name="Tabela13.B" style:family="table-column">
      <style:table-column-properties style:column-width="3.632cm" style:rel-column-width="1701*"/>
    </style:style>
    <style:style style:name="Tabela13.C" style:family="table-column">
      <style:table-column-properties style:column-width="3.773cm" style:rel-column-width="1767*"/>
    </style:style>
    <style:style style:name="Tabela13.E" style:family="table-column">
      <style:table-column-properties style:column-width="3.775cm" style:rel-column-width="1768*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3.L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3" style:family="table-row">
      <style:table-row-properties style:min-row-height="1.988cm"/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4" style:family="table-row">
      <style:table-row-properties style:min-row-height="1.702cm"/>
    </style:style>
    <style:style style:name="Tabe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5" style:family="table-row">
      <style:table-row-properties style:min-row-height="1.559cm"/>
    </style:style>
    <style:style style:name="Tabe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6" style:family="table-row">
      <style:table-row-properties style:min-row-height="0.143cm"/>
    </style:style>
    <style:style style:name="Tabela1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7" style:family="table-row">
      <style:table-row-properties style:min-row-height="1.704cm"/>
    </style:style>
    <style:style style:name="Tabela1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43.794cm" style:rel-width="90%" table:align="center"/>
    </style:style>
    <style:style style:name="Tabela4.A" style:family="table-column">
      <style:table-column-properties style:column-width="2.434cm" style:rel-column-width="1380*"/>
    </style:style>
    <style:style style:name="Tabela4.B" style:family="table-column">
      <style:table-column-properties style:column-width="3.62cm" style:rel-column-width="2052*"/>
    </style:style>
    <style:style style:name="Tabela4.C" style:family="table-column">
      <style:table-column-properties style:column-width="18.87cm" style:rel-column-width="10698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4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43.794cm" style:rel-width="90%" table:align="center"/>
    </style:style>
    <style:style style:name="Tabela9.A" style:family="table-column">
      <style:table-column-properties style:column-width="2.434cm" style:rel-column-width="1380*"/>
    </style:style>
    <style:style style:name="Tabela9.B" style:family="table-column">
      <style:table-column-properties style:column-width="3.62cm" style:rel-column-width="2052*"/>
    </style:style>
    <style:style style:name="Tabela9.C" style:family="table-column">
      <style:table-column-properties style:column-width="7.548cm" style:rel-column-width="4279*"/>
    </style:style>
    <style:style style:name="Tabela9.G" style:family="table-column">
      <style:table-column-properties style:column-width="7.549cm" style:rel-column-width="4280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9.G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43.794cm" style:rel-width="90%" fo:break-before="auto" fo:break-after="auto" table:align="center" fo:keep-with-next="auto"/>
    </style:style>
    <style:style style:name="Tabela8.A" style:family="table-column">
      <style:table-column-properties style:column-width="2.434cm" style:rel-column-width="1380*"/>
    </style:style>
    <style:style style:name="Tabela8.B" style:family="table-column">
      <style:table-column-properties style:column-width="3.621cm" style:rel-column-width="2053*"/>
    </style:style>
    <style:style style:name="Tabela8.C" style:family="table-column">
      <style:table-column-properties style:column-width="3.431cm" style:rel-column-width="1945*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00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8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8.3" style:family="table-row">
      <style:table-row-properties style:min-row-height="2.002cm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3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4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16" style:family="table">
      <style:table-properties style:width="43.794cm" style:rel-width="90%" table:align="center"/>
    </style:style>
    <style:style style:name="Tabela16.A" style:family="table-column">
      <style:table-column-properties style:column-width="2.434cm" style:rel-column-width="1380*"/>
    </style:style>
    <style:style style:name="Tabela16.B" style:family="table-column">
      <style:table-column-properties style:column-width="3.62cm" style:rel-column-width="2052*"/>
    </style:style>
    <style:style style:name="Tabela16.C" style:family="table-column">
      <style:table-column-properties style:column-width="9.435cm" style:rel-column-width="5349*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6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text-properties fo:language="pt" fo:country="BR" officeooo:paragraph-rsid="02f7d7c7"/>
    </style:style>
    <style:style style:name="P3" style:family="paragraph" style:parent-style-name="Standard">
      <style:text-properties fo:language="pt" fo:country="BR" officeooo:paragraph-rsid="01feb0cb"/>
    </style:style>
    <style:style style:name="P4" style:family="paragraph" style:parent-style-name="Standard">
      <style:text-properties fo:language="pt" fo:country="BR" officeooo:rsid="00bd7101" officeooo:paragraph-rsid="02f7d7c7"/>
    </style:style>
    <style:style style:name="P5" style:family="paragraph" style:parent-style-name="Standard">
      <style:paragraph-properties fo:text-align="start" style:justify-single-word="false"/>
      <style:text-properties fo:language="pt" fo:country="BR" officeooo:paragraph-rsid="02f847f2"/>
    </style:style>
    <style:style style:name="P6" style:family="paragraph" style:parent-style-name="Standard">
      <style:text-properties fo:language="pt" fo:country="BR" officeooo:paragraph-rsid="02f847f2"/>
    </style:style>
    <style:style style:name="P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eb0cb"/>
    </style:style>
    <style:style style:name="P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f7d7c7"/>
    </style:style>
    <style:style style:name="P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f847f2"/>
    </style:style>
    <style:style style:name="P10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9d3f01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7d7c7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2f7d7c7" fo:background-color="transparent"/>
    </style:style>
    <style:style style:name="P13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2f7d7c7" fo:background-color="transparent"/>
    </style:style>
    <style:style style:name="P14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2f7d7c7" fo:background-color="transparent"/>
    </style:style>
    <style:style style:name="P1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f7d7c7" fo:background-color="transparent"/>
    </style:style>
    <style:style style:name="P1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f7d7c7" fo:background-color="transparent" style:font-size-asian="10.5pt" style:text-rotation-angle="0" style:text-rotation-scale="line-height"/>
    </style:style>
    <style:style style:name="P17" style:family="paragraph" style:parent-style-name="Table_20_Contents">
      <style:paragraph-properties fo:text-align="center" style:justify-single-word="false"/>
      <style:text-properties fo:language="pt" fo:country="BR" officeooo:rsid="02d2d188" officeooo:paragraph-rsid="02f7d7c7" fo:background-color="transparent" style:font-size-asian="10.5pt" style:text-rotation-angle="0" style:text-rotation-scale="line-height"/>
    </style:style>
    <style:style style:name="P18" style:family="paragraph" style:parent-style-name="Table_20_Contents">
      <style:paragraph-properties fo:text-align="center" style:justify-single-word="false"/>
      <style:text-properties fo:language="pt" fo:country="BR" officeooo:rsid="0041ac97" officeooo:paragraph-rsid="02f847f2" fo:background-color="transparent"/>
    </style:style>
    <style:style style:name="P19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2f7d7c7" fo:background-color="transparent"/>
    </style:style>
    <style:style style:name="P20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7d7c7" fo:background-color="transparent"/>
    </style:style>
    <style:style style:name="P21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2f7d7c7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2f7d7c7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fo:language="pt" fo:country="BR" officeooo:rsid="01f0ccbc" officeooo:paragraph-rsid="02f7d7c7" fo:background-color="transparent"/>
    </style:style>
    <style:style style:name="P24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2f7d7c7" fo:background-color="transparent"/>
    </style:style>
    <style:style style:name="P2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eb0cb"/>
    </style:style>
    <style:style style:name="P2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f7d7c7"/>
    </style:style>
    <style:style style:name="P2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f847f2"/>
    </style:style>
    <style:style style:name="P2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f7d7c7"/>
    </style:style>
    <style:style style:name="P29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7d7c7"/>
    </style:style>
    <style:style style:name="P3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/>
    </style:style>
    <style:style style:name="P31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4dfcb"/>
    </style:style>
    <style:style style:name="P32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f7d7c7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/>
    </style:style>
    <style:style style:name="P3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9d3f01"/>
    </style:style>
    <style:style style:name="P3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ef2178"/>
    </style:style>
    <style:style style:name="P3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f7d7c7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f7d7c7" fo:background-color="#ffff00"/>
    </style:style>
    <style:style style:name="P38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2f7d7c7" fo:background-color="#ffff00"/>
    </style:style>
    <style:style style:name="P39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7d7c7" fo:background-color="#ffff00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2f847f2" fo:background-color="#ffff00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2f7d7c7" fo:background-color="#ffff00"/>
    </style:style>
    <style:style style:name="P42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2f7d7c7" fo:background-color="#ffff00"/>
    </style:style>
    <style:style style:name="P43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2f7d7c7" fo:background-color="#ffff00"/>
    </style:style>
    <style:style style:name="P44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2f7d7c7" fo:background-color="#ffff00"/>
    </style:style>
    <style:style style:name="P4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f7d7c7" fo:background-color="#ffff00"/>
    </style:style>
    <style:style style:name="P46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2f7d7c7"/>
    </style:style>
    <style:style style:name="P47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f7d7c7"/>
    </style:style>
    <style:style style:name="P48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f847f2"/>
    </style:style>
    <style:style style:name="P49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f7d7c7"/>
    </style:style>
    <style:style style:name="P50" style:family="paragraph" style:parent-style-name="Table_20_Contents">
      <style:paragraph-properties fo:text-align="center" style:justify-single-word="false"/>
      <style:text-properties fo:language="pt" fo:country="BR" officeooo:rsid="02e004aa" officeooo:paragraph-rsid="02f7d7c7"/>
    </style:style>
    <style:style style:name="P51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2f7d7c7"/>
    </style:style>
    <style:style style:name="P5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7d7c7"/>
    </style:style>
    <style:style style:name="P5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04214c"/>
    </style:style>
    <style:style style:name="P54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f847f2" style:font-size-asian="10.5pt" style:text-rotation-angle="0" style:text-rotation-scale="line-height"/>
    </style:style>
    <style:style style:name="P55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2f847f2"/>
    </style:style>
    <style:style style:name="P56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f847f2"/>
    </style:style>
    <style:style style:name="P57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2f7d7c7"/>
    </style:style>
    <style:style style:name="P58" style:family="paragraph" style:parent-style-name="Table_20_Contents">
      <style:paragraph-properties fo:text-align="center" style:justify-single-word="false"/>
      <style:text-properties fo:language="pt" fo:country="BR" officeooo:rsid="00302c7e" officeooo:paragraph-rsid="02f7d7c7"/>
    </style:style>
    <style:style style:name="P59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2f7d7c7"/>
    </style:style>
    <style:style style:name="P60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2f7d7c7"/>
    </style:style>
    <style:style style:name="P61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2f7d7c7"/>
    </style:style>
    <style:style style:name="P62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04214c"/>
    </style:style>
    <style:style style:name="P63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2f7d7c7"/>
    </style:style>
    <style:style style:name="P64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2f7d7c7"/>
    </style:style>
    <style:style style:name="P65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2f7d7c7"/>
    </style:style>
    <style:style style:name="P6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2f7d7c7"/>
    </style:style>
    <style:style style:name="P67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2f7d7c7"/>
    </style:style>
    <style:style style:name="P6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f7d7c7"/>
    </style:style>
    <style:style style:name="P69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2f7d7c7"/>
    </style:style>
    <style:style style:name="P70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2f7d7c7"/>
    </style:style>
    <style:style style:name="P71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2f7d7c7"/>
    </style:style>
    <style:style style:name="P72" style:family="paragraph" style:parent-style-name="Table_20_Contents">
      <style:paragraph-properties fo:text-align="center" style:justify-single-word="false"/>
      <style:text-properties fo:language="pt" fo:country="BR" officeooo:rsid="00beec8c" officeooo:paragraph-rsid="02f7d7c7"/>
    </style:style>
    <style:style style:name="P73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2f847f2"/>
    </style:style>
    <style:style style:name="P74" style:family="paragraph" style:parent-style-name="Table_20_Contents">
      <style:paragraph-properties fo:text-align="center" style:justify-single-word="false"/>
      <style:text-properties fo:language="pt" fo:country="BR" officeooo:rsid="03027b9d" officeooo:paragraph-rsid="03027b9d"/>
    </style:style>
    <style:style style:name="P75" style:family="paragraph" style:parent-style-name="Table_20_Contents">
      <style:paragraph-properties fo:text-align="center" style:justify-single-word="false"/>
      <style:text-properties officeooo:paragraph-rsid="02f7d7c7"/>
    </style:style>
    <style:style style:name="P76" style:family="paragraph" style:parent-style-name="Table_20_Contents">
      <style:paragraph-properties fo:text-align="center" style:justify-single-word="false"/>
      <style:text-properties officeooo:paragraph-rsid="0200e4d8" fo:background-color="transparent"/>
    </style:style>
    <style:style style:name="P77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2e1cc" officeooo:paragraph-rsid="02f7d7c7" fo:background-color="#ffff00"/>
    </style:style>
    <style:style style:name="P78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1b5886" officeooo:paragraph-rsid="02f7d7c7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fo:color="#66ccff" loext:opacity="100%" fo:language="pt" fo:country="BR" officeooo:rsid="00fa560c" officeooo:paragraph-rsid="02f7d7c7" fo:background-color="transparent" style:font-size-asian="10.5pt" style:text-rotation-angle="0" style:text-rotation-scale="line-height"/>
    </style:style>
    <style:style style:name="P80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2f7d7c7" fo:background-color="transparent"/>
    </style:style>
    <style:style style:name="P81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2f7d7c7" fo:background-color="transparent"/>
    </style:style>
    <style:style style:name="P82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093cd3" fo:background-color="transparent"/>
    </style:style>
    <style:style style:name="P8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30bd1d4"/>
    </style:style>
    <style:style style:name="P8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f7d7c7"/>
    </style:style>
    <style:style style:name="P8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f847f2"/>
    </style:style>
    <style:style style:name="P8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f7d7c7" fo:background-color="#ffff00"/>
    </style:style>
    <style:style style:name="P8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f7d7c7" fo:background-color="transparent"/>
    </style:style>
    <style:style style:name="P8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14e81f" officeooo:paragraph-rsid="0314e81f"/>
    </style:style>
    <style:style style:name="P8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181ab5" officeooo:paragraph-rsid="03181ab5"/>
    </style:style>
    <style:style style:name="P9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1d864d" officeooo:paragraph-rsid="030fdc88"/>
    </style:style>
    <style:style style:name="P91" style:family="paragraph" style:parent-style-name="Text_20_body">
      <style:paragraph-properties fo:text-align="center" style:justify-single-word="false"/>
      <style:text-properties fo:language="pt" fo:country="BR" officeooo:rsid="016a0b46" officeooo:paragraph-rsid="016b789a" fo:background-color="transparent"/>
    </style:style>
    <style:style style:name="P92" style:family="paragraph" style:parent-style-name="Text_20_body">
      <style:paragraph-properties fo:text-align="center" style:justify-single-word="false"/>
      <style:text-properties fo:font-size="18pt" fo:language="pt" fo:country="BR" officeooo:rsid="016a0b46" officeooo:paragraph-rsid="016b789a" fo:background-color="transparent" style:font-size-asian="18pt" style:font-size-complex="18pt"/>
    </style:style>
    <style:style style:name="P93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0331e07" officeooo:paragraph-rsid="02f7d7c7" fo:background-color="transparent"/>
    </style:style>
    <style:style style:name="P94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33d2a" officeooo:paragraph-rsid="02f7d7c7" fo:background-color="transparent"/>
    </style:style>
    <style:style style:name="P95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language="pt" fo:country="BR" officeooo:rsid="00beec8c" officeooo:paragraph-rsid="02f7d7c7"/>
    </style:style>
    <style:style style:name="P96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019354" fo:background-color="transparent"/>
    </style:style>
    <style:style style:name="P97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language="pt" fo:country="BR" officeooo:rsid="00beec8c" officeooo:paragraph-rsid="02f7d7c7"/>
    </style:style>
    <style:style style:name="P98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color="#ff3333" loext:opacity="100%" fo:language="pt" fo:country="BR" officeooo:rsid="00f23989" officeooo:paragraph-rsid="02f7d7c7" fo:background-color="transparent"/>
    </style:style>
    <style:style style:name="P99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41053" officeooo:paragraph-rsid="02f7d7c7"/>
    </style:style>
    <style:style style:name="P100" style:family="paragraph" style:parent-style-name="Table_20_Contents">
      <style:paragraph-properties fo:margin-top="0cm" fo:margin-bottom="0cm" style:contextual-spacing="true" fo:line-height="200%" fo:text-align="justify" fo:text-align-last="center" style:justify-single-word="false" style:vertical-align="middle" style:writing-mode="page"/>
      <style:text-properties fo:language="pt" fo:country="BR" officeooo:rsid="001d864d" officeooo:paragraph-rsid="02f7d7c7"/>
    </style:style>
    <style:style style:name="P101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d864d" officeooo:paragraph-rsid="02f7d7c7"/>
    </style:style>
    <style:style style:name="P102" style:family="paragraph" style:parent-style-name="Standard">
      <style:text-properties fo:language="pt" fo:country="BR" officeooo:paragraph-rsid="02f7d7c7"/>
    </style:style>
    <style:style style:name="P103" style:family="paragraph" style:parent-style-name="Standard">
      <style:paragraph-properties fo:text-align="center" style:justify-single-word="false"/>
      <style:text-properties fo:language="pt" fo:country="BR" officeooo:rsid="001d864d" officeooo:paragraph-rsid="032fc53d" fo:background-color="transparent"/>
    </style:style>
    <style:style style:name="P104" style:family="paragraph" style:parent-style-name="Standard">
      <style:paragraph-properties fo:text-align="center" style:justify-single-word="false"/>
      <style:text-properties fo:language="pt" fo:country="BR" officeooo:rsid="001d864d" officeooo:paragraph-rsid="033db78a" fo:background-color="transparent"/>
    </style:style>
    <style:style style:name="P105" style:family="paragraph" style:parent-style-name="Standard">
      <style:text-properties fo:language="pt" fo:country="BR" officeooo:rsid="00f23989" officeooo:paragraph-rsid="033db78a"/>
    </style:style>
    <style:style style:name="P106" style:family="paragraph" style:parent-style-name="Standard">
      <style:text-properties fo:language="pt" fo:country="BR" officeooo:rsid="00f23989" officeooo:paragraph-rsid="02f847f2"/>
    </style:style>
    <style:style style:name="P107" style:family="paragraph" style:parent-style-name="Standard">
      <style:text-properties fo:language="pt" fo:country="BR" officeooo:paragraph-rsid="02f847f2"/>
    </style:style>
    <style:style style:name="P108" style:family="paragraph" style:parent-style-name="Standard">
      <style:text-properties fo:language="pt" fo:country="BR" officeooo:paragraph-rsid="033c8693"/>
    </style:style>
    <style:style style:name="P109" style:family="paragraph" style:parent-style-name="Standard">
      <style:text-properties fo:language="pt" fo:country="BR" officeooo:rsid="01718541" officeooo:paragraph-rsid="033db78a"/>
    </style:style>
    <style:style style:name="P110" style:family="paragraph" style:parent-style-name="Standard">
      <style:text-properties fo:language="pt" fo:country="BR" officeooo:rsid="01718541" officeooo:paragraph-rsid="034355ea"/>
    </style:style>
    <style:style style:name="P111" style:family="paragraph" style:parent-style-name="Standard">
      <style:text-properties fo:language="pt" fo:country="BR" officeooo:paragraph-rsid="033db78a"/>
    </style:style>
    <style:style style:name="P112" style:family="paragraph" style:parent-style-name="Standard">
      <style:text-properties fo:language="pt" fo:country="BR" officeooo:rsid="00bd7101" officeooo:paragraph-rsid="033db78a"/>
    </style:style>
    <style:style style:name="P113" style:family="paragraph" style:parent-style-name="Standard">
      <style:text-properties fo:language="pt" fo:country="BR" officeooo:paragraph-rsid="034355ea"/>
    </style:style>
    <style:style style:name="P114" style:family="paragraph" style:parent-style-name="Standard">
      <style:text-properties officeooo:paragraph-rsid="033c8693"/>
    </style:style>
    <style:style style:name="P115" style:family="paragraph" style:parent-style-name="Standard">
      <style:text-properties officeooo:paragraph-rsid="033db78a"/>
    </style:style>
    <style:style style:name="P116" style:family="paragraph" style:parent-style-name="Table_20_Contents">
      <style:paragraph-properties fo:text-align="center" style:justify-single-word="false"/>
      <style:text-properties officeooo:paragraph-rsid="033db78a"/>
    </style:style>
    <style:style style:name="P11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 fo:background-color="#ffff00"/>
    </style:style>
    <style:style style:name="P118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db78a" fo:background-color="#ffff00"/>
    </style:style>
    <style:style style:name="P119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2c699d" fo:background-color="#ffff00"/>
    </style:style>
    <style:style style:name="P120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19f78" fo:background-color="#ffff00"/>
    </style:style>
    <style:style style:name="P12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42b6a" fo:background-color="#ffff00"/>
    </style:style>
    <style:style style:name="P12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4ff42" fo:background-color="#ffff00"/>
    </style:style>
    <style:style style:name="P12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8693" fo:background-color="#ffff00"/>
    </style:style>
    <style:style style:name="P12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355ea" fo:background-color="#ffff00"/>
    </style:style>
    <style:style style:name="P12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2c9408" fo:background-color="#ffff00"/>
    </style:style>
    <style:style style:name="P12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2dabb4" fo:background-color="#ffff00"/>
    </style:style>
    <style:style style:name="P12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c8693" fo:background-color="#ffff00"/>
    </style:style>
    <style:style style:name="P12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db78a" fo:background-color="#ffff00"/>
    </style:style>
    <style:style style:name="P129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2fc53d" fo:background-color="#ffff00"/>
    </style:style>
    <style:style style:name="P130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#ffff00"/>
    </style:style>
    <style:style style:name="P131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2fc53d" fo:background-color="#ffff00"/>
    </style:style>
    <style:style style:name="P132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 fo:background-color="#ffff00"/>
    </style:style>
    <style:style style:name="P13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c8693" fo:background-color="#ffff00"/>
    </style:style>
    <style:style style:name="P134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27afc" fo:background-color="#ffff00"/>
    </style:style>
    <style:style style:name="P135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4ff42" fo:background-color="#ffff00"/>
    </style:style>
    <style:style style:name="P136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 fo:background-color="#ffff00"/>
    </style:style>
    <style:style style:name="P137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4ff42" fo:background-color="#ffff00"/>
    </style:style>
    <style:style style:name="P138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 fo:background-color="#ffff00"/>
    </style:style>
    <style:style style:name="P13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 fo:background-color="#ffff00"/>
    </style:style>
    <style:style style:name="P14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42b6a" fo:background-color="#ffff00"/>
    </style:style>
    <style:style style:name="P14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c8693" fo:background-color="#ffff00"/>
    </style:style>
    <style:style style:name="P142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4ff42" fo:background-color="#ffff00"/>
    </style:style>
    <style:style style:name="P143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db78a" fo:background-color="#ffff00"/>
    </style:style>
    <style:style style:name="P144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2f7d7c7" fo:background-color="#ffff00"/>
    </style:style>
    <style:style style:name="P145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33db78a" fo:background-color="#ffff00"/>
    </style:style>
    <style:style style:name="P146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3db78a" fo:background-color="#ffff00"/>
    </style:style>
    <style:style style:name="P147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4ff42"/>
    </style:style>
    <style:style style:name="P148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5f437"/>
    </style:style>
    <style:style style:name="P14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db78a"/>
    </style:style>
    <style:style style:name="P15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f7d7c7"/>
    </style:style>
    <style:style style:name="P15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2dabb4"/>
    </style:style>
    <style:style style:name="P15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2fc53d"/>
    </style:style>
    <style:style style:name="P15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/>
    </style:style>
    <style:style style:name="P15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c8693"/>
    </style:style>
    <style:style style:name="P15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db78a"/>
    </style:style>
    <style:style style:name="P156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7d7c7"/>
    </style:style>
    <style:style style:name="P15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2c699d"/>
    </style:style>
    <style:style style:name="P15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027b9d"/>
    </style:style>
    <style:style style:name="P159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2fc53d"/>
    </style:style>
    <style:style style:name="P160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847f2"/>
    </style:style>
    <style:style style:name="P16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19f78"/>
    </style:style>
    <style:style style:name="P16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42b6a"/>
    </style:style>
    <style:style style:name="P16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4ff42"/>
    </style:style>
    <style:style style:name="P16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184878"/>
    </style:style>
    <style:style style:name="P165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8693"/>
    </style:style>
    <style:style style:name="P166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/>
    </style:style>
    <style:style style:name="P16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355ea"/>
    </style:style>
    <style:style style:name="P168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db78a" fo:background-color="transparent"/>
    </style:style>
    <style:style style:name="P169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2b8e8f" fo:background-color="transparent"/>
    </style:style>
    <style:style style:name="P170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db78a" fo:background-color="transparent"/>
    </style:style>
    <style:style style:name="P171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33c8693" fo:background-color="transparent"/>
    </style:style>
    <style:style style:name="P17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c8693" fo:background-color="transparent"/>
    </style:style>
    <style:style style:name="P17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2e03d3" fo:background-color="transparent"/>
    </style:style>
    <style:style style:name="P17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8693" fo:background-color="transparent"/>
    </style:style>
    <style:style style:name="P175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 fo:background-color="transparent"/>
    </style:style>
    <style:style style:name="P17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2fc53d" fo:background-color="transparent"/>
    </style:style>
    <style:style style:name="P177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af978" fo:background-color="transparent"/>
    </style:style>
    <style:style style:name="P178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 fo:background-color="transparent"/>
    </style:style>
    <style:style style:name="P17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c8693" fo:background-color="transparent"/>
    </style:style>
    <style:style style:name="P18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c8693" fo:background-color="transparent"/>
    </style:style>
    <style:style style:name="P18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7d7c7" fo:background-color="transparent"/>
    </style:style>
    <style:style style:name="P18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3c8693" fo:background-color="transparent"/>
    </style:style>
    <style:style style:name="P18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 fo:background-color="transparent"/>
    </style:style>
    <style:style style:name="P184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19454" fo:background-color="transparent"/>
    </style:style>
    <style:style style:name="P185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355ea" fo:background-color="transparent"/>
    </style:style>
    <style:style style:name="P186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4e330" fo:background-color="transparent"/>
    </style:style>
    <style:style style:name="P187" style:family="paragraph" style:parent-style-name="Table_20_Contents">
      <style:paragraph-properties fo:text-align="center" style:justify-single-word="false"/>
      <style:text-properties fo:language="pt" fo:country="BR" officeooo:rsid="01f0ccbc" officeooo:paragraph-rsid="033c8693" fo:background-color="transparent"/>
    </style:style>
    <style:style style:name="P18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c8693" fo:background-color="transparent"/>
    </style:style>
    <style:style style:name="P18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db78a" fo:background-color="transparent"/>
    </style:style>
    <style:style style:name="P190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33db78a" fo:background-color="transparent"/>
    </style:style>
    <style:style style:name="P19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 fo:background-color="transparent"/>
    </style:style>
    <style:style style:name="P19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 fo:background-color="transparent" style:font-size-asian="10.5pt" style:text-rotation-angle="0" style:text-rotation-scale="line-height"/>
    </style:style>
    <style:style style:name="P193" style:family="paragraph" style:parent-style-name="Table_20_Contents">
      <style:paragraph-properties fo:text-align="center" style:justify-single-word="false"/>
      <style:text-properties fo:language="pt" fo:country="BR" officeooo:rsid="02d2d188" officeooo:paragraph-rsid="033db78a" fo:background-color="transparent" style:font-size-asian="10.5pt" style:text-rotation-angle="0" style:text-rotation-scale="line-height"/>
    </style:style>
    <style:style style:name="P194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33db78a" fo:background-color="transparent"/>
    </style:style>
    <style:style style:name="P195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3db78a" fo:background-color="transparent"/>
    </style:style>
    <style:style style:name="P196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33db78a" fo:background-color="transparent"/>
    </style:style>
    <style:style style:name="P197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33db78a" fo:background-color="transparent"/>
    </style:style>
    <style:style style:name="P19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2dabb4"/>
    </style:style>
    <style:style style:name="P19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c8693"/>
    </style:style>
    <style:style style:name="P20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db78a"/>
    </style:style>
    <style:style style:name="P20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f7d7c7"/>
    </style:style>
    <style:style style:name="P20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c8693"/>
    </style:style>
    <style:style style:name="P20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db78a"/>
    </style:style>
    <style:style style:name="P20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355ea"/>
    </style:style>
    <style:style style:name="P205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33c8693"/>
    </style:style>
    <style:style style:name="P206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3c8693"/>
    </style:style>
    <style:style style:name="P207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7d7c7"/>
    </style:style>
    <style:style style:name="P208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355ea"/>
    </style:style>
    <style:style style:name="P209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2fc53d"/>
    </style:style>
    <style:style style:name="P210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3db78a"/>
    </style:style>
    <style:style style:name="P211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2fc53d"/>
    </style:style>
    <style:style style:name="P212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/>
    </style:style>
    <style:style style:name="P213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32fc53d"/>
    </style:style>
    <style:style style:name="P214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33db78a"/>
    </style:style>
    <style:style style:name="P215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2fc53d"/>
    </style:style>
    <style:style style:name="P216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/>
    </style:style>
    <style:style style:name="P217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2f7d7c7"/>
    </style:style>
    <style:style style:name="P218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27afc"/>
    </style:style>
    <style:style style:name="P219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4ff42"/>
    </style:style>
    <style:style style:name="P220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/>
    </style:style>
    <style:style style:name="P221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fa34e"/>
    </style:style>
    <style:style style:name="P222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2fc53d" fo:background-color="transparent" style:font-weight-asian="normal" style:font-weight-complex="normal"/>
    </style:style>
    <style:style style:name="P223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3fa34e" fo:background-color="transparent" style:font-weight-asian="normal" style:font-weight-complex="normal"/>
    </style:style>
    <style:style style:name="P224" style:family="paragraph" style:parent-style-name="Table_20_Contents">
      <style:paragraph-properties fo:text-align="center" style:justify-single-word="false"/>
      <style:text-properties fo:language="pt" fo:country="BR" fo:font-weight="normal" officeooo:rsid="001de3c7" officeooo:paragraph-rsid="032fc53d" fo:background-color="#ffff00" style:font-weight-asian="normal" style:font-weight-complex="normal"/>
    </style:style>
    <style:style style:name="P225" style:family="paragraph" style:parent-style-name="Table_20_Contents">
      <style:paragraph-properties fo:text-align="center" style:justify-single-word="false"/>
      <style:text-properties fo:language="pt" fo:country="BR" fo:font-weight="normal" officeooo:rsid="001de3c7" officeooo:paragraph-rsid="033db78a" fo:background-color="#ffff00" style:font-weight-asian="normal" style:font-weight-complex="normal"/>
    </style:style>
    <style:style style:name="P226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3319f78"/>
    </style:style>
    <style:style style:name="P227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3319f78"/>
    </style:style>
    <style:style style:name="P228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2f7d7c7"/>
    </style:style>
    <style:style style:name="P229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327afc"/>
    </style:style>
    <style:style style:name="P230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3db78a"/>
    </style:style>
    <style:style style:name="P231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2f7d7c7"/>
    </style:style>
    <style:style style:name="P232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27afc"/>
    </style:style>
    <style:style style:name="P233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4ff42"/>
    </style:style>
    <style:style style:name="P234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/>
    </style:style>
    <style:style style:name="P235" style:family="paragraph" style:parent-style-name="Table_20_Contents">
      <style:paragraph-properties fo:text-align="center" style:justify-single-word="false"/>
      <style:text-properties fo:language="pt" fo:country="BR" officeooo:rsid="0054dbef" officeooo:paragraph-rsid="03327afc"/>
    </style:style>
    <style:style style:name="P236" style:family="paragraph" style:parent-style-name="Table_20_Contents">
      <style:paragraph-properties fo:text-align="center" style:justify-single-word="false"/>
      <style:text-properties fo:language="pt" fo:country="BR" officeooo:rsid="0054dbef" officeooo:paragraph-rsid="0334ff42"/>
    </style:style>
    <style:style style:name="P237" style:family="paragraph" style:parent-style-name="Table_20_Contents">
      <style:paragraph-properties fo:text-align="center" style:justify-single-word="false"/>
      <style:text-properties fo:language="pt" fo:country="BR" officeooo:rsid="0054dbef" officeooo:paragraph-rsid="033db78a"/>
    </style:style>
    <style:style style:name="P238" style:family="paragraph" style:parent-style-name="Table_20_Contents">
      <style:paragraph-properties fo:text-align="center" style:justify-single-word="false"/>
      <style:text-properties fo:language="pt" fo:country="BR" officeooo:rsid="0054dbef" officeooo:paragraph-rsid="033fa34e"/>
    </style:style>
    <style:style style:name="P239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2f7d7c7"/>
    </style:style>
    <style:style style:name="P240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334ff42"/>
    </style:style>
    <style:style style:name="P241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3419454"/>
    </style:style>
    <style:style style:name="P242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34355ea"/>
    </style:style>
    <style:style style:name="P243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33db78a"/>
    </style:style>
    <style:style style:name="P244" style:family="paragraph" style:parent-style-name="Table_20_Contents">
      <style:paragraph-properties fo:text-align="center" style:justify-single-word="false"/>
      <style:text-properties fo:language="pt" fo:country="BR" officeooo:rsid="00beec8c" officeooo:paragraph-rsid="033db78a"/>
    </style:style>
    <style:style style:name="P245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2f7d7c7"/>
    </style:style>
    <style:style style:name="P246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33db78a"/>
    </style:style>
    <style:style style:name="P247" style:family="paragraph" style:parent-style-name="Table_20_Contents">
      <style:paragraph-properties fo:text-align="center" style:justify-single-word="false"/>
      <style:text-properties fo:language="pt" fo:country="BR" officeooo:rsid="03181ab5" officeooo:paragraph-rsid="0335f437"/>
    </style:style>
    <style:style style:name="P248" style:family="paragraph" style:parent-style-name="Table_20_Contents">
      <style:paragraph-properties fo:text-align="center" style:justify-single-word="false"/>
      <style:text-properties fo:language="pt" fo:country="BR" officeooo:rsid="03181ab5" officeooo:paragraph-rsid="033db78a"/>
    </style:style>
    <style:style style:name="P24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3c8693"/>
    </style:style>
    <style:style style:name="P25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f7d7c7"/>
    </style:style>
    <style:style style:name="P251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3db78a"/>
    </style:style>
    <style:style style:name="P252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355ea"/>
    </style:style>
    <style:style style:name="P253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c8693"/>
    </style:style>
    <style:style style:name="P254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db78a"/>
    </style:style>
    <style:style style:name="P255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3c8693"/>
    </style:style>
    <style:style style:name="P256" style:family="paragraph" style:parent-style-name="Table_20_Contents">
      <style:paragraph-properties fo:text-align="center" style:justify-single-word="false"/>
      <style:text-properties fo:language="pt" fo:country="BR" officeooo:rsid="02e004aa" officeooo:paragraph-rsid="033db78a"/>
    </style:style>
    <style:style style:name="P25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/>
    </style:style>
    <style:style style:name="P258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33db78a"/>
    </style:style>
    <style:style style:name="P259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3db78a"/>
    </style:style>
    <style:style style:name="P260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33db78a"/>
    </style:style>
    <style:style style:name="P261" style:family="paragraph" style:parent-style-name="Table_20_Contents">
      <style:paragraph-properties fo:text-align="center" style:justify-single-word="false"/>
      <style:text-properties fo:language="pt" fo:country="BR" officeooo:rsid="03027b9d" officeooo:paragraph-rsid="033db78a"/>
    </style:style>
    <style:style style:name="P262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33db78a"/>
    </style:style>
    <style:style style:name="P263" style:family="paragraph" style:parent-style-name="Table_20_Contents">
      <style:paragraph-properties fo:text-align="center" style:justify-single-word="false"/>
      <style:text-properties fo:language="pt" fo:country="BR" officeooo:rsid="00302c7e" officeooo:paragraph-rsid="033db78a"/>
    </style:style>
    <style:style style:name="P264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33db78a"/>
    </style:style>
    <style:style style:name="P265" style:family="paragraph" style:parent-style-name="Table_20_Contents">
      <style:paragraph-properties fo:text-align="center" style:justify-single-word="false"/>
      <style:text-properties fo:language="pt" fo:country="BR" officeooo:rsid="033fb74b" officeooo:paragraph-rsid="033fb74b"/>
    </style:style>
    <style:style style:name="P266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2f7d7c7" fo:background-color="transparent"/>
    </style:style>
    <style:style style:name="P267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242e24" fo:background-color="transparent"/>
    </style:style>
    <style:style style:name="P268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2fc53d" fo:background-color="transparent"/>
    </style:style>
    <style:style style:name="P269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34ff42" fo:background-color="transparent"/>
    </style:style>
    <style:style style:name="P270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271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2fc53d" fo:background-color="transparent"/>
    </style:style>
    <style:style style:name="P272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27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33db78a" fo:background-color="transparent"/>
    </style:style>
    <style:style style:name="P27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33c8693"/>
    </style:style>
    <style:style style:name="P275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2e1cc" officeooo:paragraph-rsid="032dabb4" fo:background-color="#ffff00"/>
    </style:style>
    <style:style style:name="P276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2e1cc" officeooo:paragraph-rsid="033c8693" fo:background-color="#ffff00"/>
    </style:style>
    <style:style style:name="P277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2e1cc" officeooo:paragraph-rsid="033db78a" fo:background-color="#ffff00"/>
    </style:style>
    <style:style style:name="P278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b43e6" officeooo:paragraph-rsid="033c8693" fo:background-color="#ffff00" style:font-size-asian="10.5pt" style:text-rotation-angle="0" style:text-rotation-scale="line-height"/>
    </style:style>
    <style:style style:name="P279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b43e6" officeooo:paragraph-rsid="033c8693" fo:background-color="transparent"/>
    </style:style>
    <style:style style:name="P280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1b5886" officeooo:paragraph-rsid="033db78a" fo:background-color="transparent"/>
    </style:style>
    <style:style style:name="P281" style:family="paragraph" style:parent-style-name="Table_20_Contents">
      <style:paragraph-properties fo:text-align="center" style:justify-single-word="false"/>
      <style:text-properties officeooo:paragraph-rsid="033c8693" fo:background-color="transparent"/>
    </style:style>
    <style:style style:name="P282" style:family="paragraph" style:parent-style-name="Table_20_Contents">
      <style:paragraph-properties fo:text-align="center" style:justify-single-word="false"/>
      <style:text-properties fo:color="#66ccff" loext:opacity="100%" fo:language="pt" fo:country="BR" officeooo:rsid="00fa560c" officeooo:paragraph-rsid="033db78a" fo:background-color="transparent" style:font-size-asian="10.5pt" style:text-rotation-angle="0" style:text-rotation-scale="line-height"/>
    </style:style>
    <style:style style:name="P28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f7d7c7"/>
    </style:style>
    <style:style style:name="P28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eb0cb"/>
    </style:style>
    <style:style style:name="P28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c8693"/>
    </style:style>
    <style:style style:name="P28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db78a"/>
    </style:style>
    <style:style style:name="P28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4355ea"/>
    </style:style>
    <style:style style:name="P28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35f437" officeooo:paragraph-rsid="0335f437"/>
    </style:style>
    <style:style style:name="P28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35f437" officeooo:paragraph-rsid="033c8693"/>
    </style:style>
    <style:style style:name="P29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db78a" fo:background-color="transparent"/>
    </style:style>
    <style:style style:name="P29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181ab5" officeooo:paragraph-rsid="034355ea"/>
    </style:style>
    <style:style style:name="P29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1497bd" officeooo:paragraph-rsid="031497bd"/>
    </style:style>
    <style:style style:name="P29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c8693" fo:background-color="transparent"/>
    </style:style>
    <style:style style:name="P29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1d864d" officeooo:paragraph-rsid="033db78a"/>
    </style:style>
    <style:style style:name="P29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style:use-window-font-color="true" loext:opacity="0%" fo:language="pt" fo:country="BR" officeooo:rsid="032fc53d" officeooo:paragraph-rsid="032fc53d" fo:background-color="transparent"/>
    </style:style>
    <style:style style:name="P29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style:use-window-font-color="true" loext:opacity="0%" fo:language="pt" fo:country="BR" officeooo:rsid="032fc53d" officeooo:paragraph-rsid="033c8693" fo:background-color="transparent"/>
    </style:style>
    <style:style style:name="P29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b4c7dc" loext:opacity="100%" fo:language="pt" fo:country="BR" officeooo:rsid="001d864d" officeooo:paragraph-rsid="033db78a" fo:background-color="#ffff00"/>
    </style:style>
    <style:style style:name="P298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language="pt" fo:country="BR" officeooo:rsid="00beec8c" officeooo:paragraph-rsid="033db78a"/>
    </style:style>
    <style:style style:name="P299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color="#ff3333" loext:opacity="100%" fo:language="pt" fo:country="BR" officeooo:rsid="00f23989" officeooo:paragraph-rsid="02f7d7c7" fo:background-color="transparent"/>
    </style:style>
    <style:style style:name="P300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301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language="pt" fo:country="BR" officeooo:rsid="00beec8c" officeooo:paragraph-rsid="033db78a"/>
    </style:style>
    <style:style style:name="P302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 fo:background-color="transparent"/>
    </style:style>
    <style:style style:name="P303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33d2a" officeooo:paragraph-rsid="033c8693" fo:background-color="transparent"/>
    </style:style>
    <style:style style:name="P304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0331e07" officeooo:paragraph-rsid="033db78a" fo:background-color="transparent"/>
    </style:style>
    <style:style style:name="P305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41053" officeooo:paragraph-rsid="033db78a"/>
    </style:style>
    <style:style style:name="P306" style:family="paragraph" style:parent-style-name="Table_20_Contents">
      <style:paragraph-properties fo:margin-top="0cm" fo:margin-bottom="0cm" style:contextual-spacing="true" fo:line-height="200%" fo:text-align="justify" fo:text-align-last="center" style:justify-single-word="false" style:vertical-align="middle" style:writing-mode="page"/>
      <style:text-properties fo:language="pt" fo:country="BR" officeooo:rsid="001d864d" officeooo:paragraph-rsid="033db78a"/>
    </style:style>
    <style:style style:name="P307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d864d" officeooo:paragraph-rsid="033db78a"/>
    </style:style>
    <style:style style:name="T1" style:family="text">
      <style:text-properties officeooo:rsid="0014b1ef"/>
    </style:style>
    <style:style style:name="T2" style:family="text">
      <style:text-properties officeooo:rsid="001683a8"/>
    </style:style>
    <style:style style:name="T3" style:family="text">
      <style:text-properties officeooo:rsid="001c869c"/>
    </style:style>
    <style:style style:name="T4" style:family="text">
      <style:text-properties officeooo:rsid="001d864d"/>
    </style:style>
    <style:style style:name="T5" style:family="text">
      <style:text-properties officeooo:rsid="00141053"/>
    </style:style>
    <style:style style:name="T6" style:family="text">
      <style:text-properties officeooo:rsid="001de3c7"/>
    </style:style>
    <style:style style:name="T7" style:family="text">
      <style:text-properties officeooo:rsid="001f0dbb"/>
    </style:style>
    <style:style style:name="T8" style:family="text">
      <style:text-properties officeooo:rsid="0003d36e"/>
    </style:style>
    <style:style style:name="T9" style:family="text">
      <style:text-properties officeooo:rsid="0030ee31"/>
    </style:style>
    <style:style style:name="T10" style:family="text">
      <style:text-properties officeooo:rsid="00360d29"/>
    </style:style>
    <style:style style:name="T11" style:family="text">
      <style:text-properties officeooo:rsid="00444dbe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47850c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12dc07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85a74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1ea880b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24d36cb" style:font-style-asian="normal" style:font-weight-asian="normal" style:font-style-complex="normal" style:font-weight-complex="normal"/>
    </style:style>
    <style:style style:name="T18" style:family="text">
      <style:text-properties officeooo:rsid="004a7e62"/>
    </style:style>
    <style:style style:name="T19" style:family="text">
      <style:text-properties officeooo:rsid="006b43e6"/>
    </style:style>
    <style:style style:name="T20" style:family="text">
      <style:text-properties officeooo:rsid="006cf78b"/>
    </style:style>
    <style:style style:name="T21" style:family="text">
      <style:text-properties officeooo:rsid="00b45e57"/>
    </style:style>
    <style:style style:name="T22" style:family="text">
      <style:text-properties officeooo:rsid="00bd029f"/>
    </style:style>
    <style:style style:name="T23" style:family="text">
      <style:text-properties officeooo:rsid="00bd7101"/>
    </style:style>
    <style:style style:name="T24" style:family="text">
      <style:text-properties officeooo:rsid="00f20f62"/>
    </style:style>
    <style:style style:name="T25" style:family="text">
      <style:text-properties officeooo:rsid="00f23989"/>
    </style:style>
    <style:style style:name="T26" style:family="text">
      <style:text-properties officeooo:rsid="00fa560c"/>
    </style:style>
    <style:style style:name="T27" style:family="text">
      <style:text-properties officeooo:rsid="00fad60a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30bd1d4" fo:background-color="transparent" loext:char-shading-value="0" style:font-size-asian="10.5pt" style:text-rotation-angle="0" style:text-rotation-scale="line-height"/>
    </style:style>
    <style:style style:name="T30" style:family="text">
      <style:text-properties officeooo:rsid="025e78b5" fo:background-color="transparent" loext:char-shading-value="0"/>
    </style:style>
    <style:style style:name="T31" style:family="text">
      <style:text-properties officeooo:rsid="025cbfb0" fo:background-color="transparent" loext:char-shading-value="0"/>
    </style:style>
    <style:style style:name="T32" style:family="text">
      <style:text-properties officeooo:rsid="00f23989" fo:background-color="transparent" loext:char-shading-value="0"/>
    </style:style>
    <style:style style:name="T33" style:family="text">
      <style:text-properties officeooo:rsid="030bd1d4" fo:background-color="transparent" loext:char-shading-value="0"/>
    </style:style>
    <style:style style:name="T34" style:family="text">
      <style:text-properties fo:background-color="transparent" loext:char-shading-value="0"/>
    </style:style>
    <style:style style:name="T35" style:family="text">
      <style:text-properties officeooo:rsid="0014b1ef" fo:background-color="transparent" loext:char-shading-value="0"/>
    </style:style>
    <style:style style:name="T36" style:family="text">
      <style:text-properties officeooo:rsid="00b45e57" fo:background-color="transparent" loext:char-shading-value="0"/>
    </style:style>
    <style:style style:name="T37" style:family="text">
      <style:text-properties officeooo:rsid="02ee4445" fo:background-color="transparent" loext:char-shading-value="0"/>
    </style:style>
    <style:style style:name="T38" style:family="text">
      <style:text-properties officeooo:rsid="00ff1367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15638d5" style:font-weight-asian="normal" style:font-weight-complex="normal"/>
    </style:style>
    <style:style style:name="T41" style:family="text">
      <style:text-properties fo:font-weight="normal" officeooo:rsid="0156470e" style:font-weight-asian="normal" style:font-weight-complex="normal"/>
    </style:style>
    <style:style style:name="T42" style:family="text">
      <style:text-properties fo:font-weight="normal" officeooo:rsid="01d7fa34" style:font-weight-asian="normal" style:font-weight-complex="normal"/>
    </style:style>
    <style:style style:name="T43" style:family="text">
      <style:text-properties fo:font-weight="normal" officeooo:rsid="0316570e" style:font-weight-asian="normal" style:font-weight-complex="normal"/>
    </style:style>
    <style:style style:name="T44" style:family="text">
      <style:text-properties fo:font-weight="normal" officeooo:rsid="0003d36e" style:font-weight-asian="normal" style:font-weight-complex="normal"/>
    </style:style>
    <style:style style:name="T45" style:family="text">
      <style:text-properties fo:font-weight="normal" fo:background-color="transparent" loext:char-shading-value="0" style:font-weight-asian="normal" style:font-weight-complex="normal"/>
    </style:style>
    <style:style style:name="T46" style:family="text">
      <style:text-properties officeooo:rsid="01010a09"/>
    </style:style>
    <style:style style:name="T47" style:family="text">
      <style:text-properties officeooo:rsid="010134e8"/>
    </style:style>
    <style:style style:name="T48" style:family="text">
      <style:text-properties officeooo:rsid="01022e9c"/>
    </style:style>
    <style:style style:name="T49" style:family="text">
      <style:text-properties officeooo:rsid="0102841c"/>
    </style:style>
    <style:style style:name="T50" style:family="text">
      <style:text-properties officeooo:rsid="0102e26a"/>
    </style:style>
    <style:style style:name="T51" style:family="text">
      <style:text-properties officeooo:rsid="00f5a976"/>
    </style:style>
    <style:style style:name="T52" style:family="text">
      <style:text-properties officeooo:rsid="012c5455"/>
    </style:style>
    <style:style style:name="T53" style:family="text">
      <style:text-properties fo:background-color="#ffff00" loext:char-shading-value="0"/>
    </style:style>
    <style:style style:name="T54" style:family="text">
      <style:text-properties officeooo:rsid="0014b1ef" fo:background-color="#ffff00" loext:char-shading-value="0"/>
    </style:style>
    <style:style style:name="T55" style:family="text">
      <style:text-properties officeooo:rsid="01e19d87" fo:background-color="#ffff00" loext:char-shading-value="0"/>
    </style:style>
    <style:style style:name="T56" style:family="text">
      <style:text-properties officeooo:rsid="02dcae5a" fo:background-color="#ffff00" loext:char-shading-value="0"/>
    </style:style>
    <style:style style:name="T57" style:family="text">
      <style:text-properties officeooo:rsid="02dd72e1" fo:background-color="#ffff00" loext:char-shading-value="0"/>
    </style:style>
    <style:style style:name="T58" style:family="text">
      <style:text-properties officeooo:rsid="001f0dbb" fo:background-color="#ffff00" loext:char-shading-value="0"/>
    </style:style>
    <style:style style:name="T59" style:family="text">
      <style:text-properties fo:background-color="#ffff00" loext:char-shading-value="0" style:font-size-asian="10.5pt" style:text-rotation-angle="0" style:text-rotation-scale="line-height"/>
    </style:style>
    <style:style style:name="T60" style:family="text">
      <style:text-properties officeooo:rsid="001de3c7" fo:background-color="#ffff00" loext:char-shading-value="0"/>
    </style:style>
    <style:style style:name="T61" style:family="text">
      <style:text-properties officeooo:rsid="0003d36e" fo:background-color="#ffff00" loext:char-shading-value="0"/>
    </style:style>
    <style:style style:name="T62" style:family="text">
      <style:text-properties officeooo:rsid="01dcd5c1" fo:background-color="#ffff00" loext:char-shading-value="0"/>
    </style:style>
    <style:style style:name="T63" style:family="text">
      <style:text-properties officeooo:rsid="014e0cb5"/>
    </style:style>
    <style:style style:name="T64" style:family="text">
      <style:text-properties officeooo:rsid="02df09ce" style:font-size-asian="10.5pt" style:text-rotation-angle="0" style:text-rotation-scale="line-height"/>
    </style:style>
    <style:style style:name="T65" style:family="text">
      <style:text-properties officeooo:rsid="02eac6e2" style:font-size-asian="10.5pt" style:text-rotation-angle="0" style:text-rotation-scale="line-height"/>
    </style:style>
    <style:style style:name="T66" style:family="text">
      <style:text-properties officeooo:rsid="02f0120e" style:font-size-asian="10.5pt" style:text-rotation-angle="0" style:text-rotation-scale="line-height"/>
    </style:style>
    <style:style style:name="T67" style:family="text">
      <style:text-properties officeooo:rsid="0337c50f" style:font-size-asian="10.5pt" style:text-rotation-angle="0" style:text-rotation-scale="line-height"/>
    </style:style>
    <style:style style:name="T68" style:family="text">
      <style:text-properties officeooo:rsid="019f6fb5"/>
    </style:style>
    <style:style style:name="T69" style:family="text">
      <style:text-properties officeooo:rsid="01db4e56"/>
    </style:style>
    <style:style style:name="T70" style:family="text">
      <style:text-properties officeooo:rsid="01dcd5c1"/>
    </style:style>
    <style:style style:name="T71" style:family="text">
      <style:text-properties officeooo:rsid="01e31d18"/>
    </style:style>
    <style:style style:name="T72" style:family="text">
      <style:text-properties officeooo:rsid="01e85549"/>
    </style:style>
    <style:style style:name="T73" style:family="text">
      <style:text-properties fo:language="pt" fo:country="BR" officeooo:rsid="00385da4" style:font-size-asian="10.5pt" style:text-rotation-angle="0" style:text-rotation-scale="line-height"/>
    </style:style>
    <style:style style:name="T74" style:family="text">
      <style:text-properties fo:language="pt" fo:country="BR" officeooo:rsid="02d2d188"/>
    </style:style>
    <style:style style:name="T75" style:family="text">
      <style:text-properties fo:language="pt" fo:country="BR" officeooo:rsid="006cf78b"/>
    </style:style>
    <style:style style:name="T76" style:family="text">
      <style:text-properties fo:language="pt" fo:country="BR" officeooo:rsid="0034e59c"/>
    </style:style>
    <style:style style:name="T77" style:family="text">
      <style:text-properties fo:language="pt" fo:country="BR" officeooo:rsid="001d864d"/>
    </style:style>
    <style:style style:name="T78" style:family="text">
      <style:text-properties officeooo:rsid="025cbfb0"/>
    </style:style>
    <style:style style:name="T79" style:family="text">
      <style:text-properties officeooo:rsid="029e7db5"/>
    </style:style>
    <style:style style:name="T80" style:family="text">
      <style:text-properties officeooo:rsid="02d2d188"/>
    </style:style>
    <style:style style:name="T81" style:family="text">
      <style:text-properties officeooo:rsid="02d8d583"/>
    </style:style>
    <style:style style:name="T82" style:family="text">
      <style:text-properties officeooo:rsid="02dacbb8"/>
    </style:style>
    <style:style style:name="T83" style:family="text">
      <style:text-properties officeooo:rsid="02db1faf"/>
    </style:style>
    <style:style style:name="T84" style:family="text">
      <style:text-properties officeooo:rsid="02dffc8c"/>
    </style:style>
    <style:style style:name="T85" style:family="text">
      <style:text-properties officeooo:rsid="02e004aa"/>
    </style:style>
    <style:style style:name="T86" style:family="text">
      <style:text-properties officeooo:rsid="02e17bf5"/>
    </style:style>
    <style:style style:name="T87" style:family="text">
      <style:text-properties officeooo:rsid="02e33f41"/>
    </style:style>
    <style:style style:name="T88" style:family="text">
      <style:text-properties officeooo:rsid="02e51ebd"/>
    </style:style>
    <style:style style:name="T89" style:family="text">
      <style:text-properties officeooo:rsid="02e7874b"/>
    </style:style>
    <style:style style:name="T90" style:family="text">
      <style:text-properties officeooo:rsid="02e94d73"/>
    </style:style>
    <style:style style:name="T91" style:family="text">
      <style:text-properties officeooo:rsid="02ee4445"/>
    </style:style>
    <style:style style:name="T92" style:family="text">
      <style:text-properties officeooo:rsid="02f0120e"/>
    </style:style>
    <style:style style:name="T93" style:family="text">
      <style:text-properties officeooo:rsid="02f0fc69"/>
    </style:style>
    <style:style style:name="T94" style:family="text">
      <style:text-properties officeooo:rsid="02f220ca"/>
    </style:style>
    <style:style style:name="T95" style:family="text">
      <style:text-properties officeooo:rsid="02fa0769"/>
    </style:style>
    <style:style style:name="T96" style:family="text">
      <style:text-properties officeooo:rsid="03058ec3"/>
    </style:style>
    <style:style style:name="T97" style:family="text">
      <style:text-properties officeooo:rsid="03093cd3"/>
    </style:style>
    <style:style style:name="T98" style:family="text">
      <style:text-properties officeooo:rsid="030bd1d4"/>
    </style:style>
    <style:style style:name="T99" style:family="text">
      <style:text-properties officeooo:rsid="030fdc88"/>
    </style:style>
    <style:style style:name="T100" style:family="text">
      <style:text-properties officeooo:rsid="03119f5b"/>
    </style:style>
    <style:style style:name="T101" style:family="text">
      <style:text-properties officeooo:rsid="031c0ac1"/>
    </style:style>
    <style:style style:name="T102" style:family="text">
      <style:text-properties officeooo:rsid="031c8c29"/>
    </style:style>
    <style:style style:name="T103" style:family="text">
      <style:text-properties officeooo:rsid="03200425"/>
    </style:style>
    <style:style style:name="T104" style:family="text">
      <style:text-properties officeooo:rsid="0323aead"/>
    </style:style>
    <style:style style:name="T105" style:family="text">
      <style:text-properties officeooo:rsid="033f5ab1"/>
    </style:style>
    <style:style style:name="T106" style:family="text">
      <style:text-properties officeooo:rsid="033fa34e"/>
    </style:style>
    <style:style style:name="T107" style:family="text">
      <style:text-properties fo:color="#ce9178" loext:opacity="100%" style:font-name="Consolas" fo:font-size="10.5pt" fo:font-weight="normal" fo:background-color="#1e1e1e" loext:char-shading-value="0"/>
    </style:style>
    <style:style style:name="T108" style:family="text">
      <style:text-properties officeooo:rsid="03419454"/>
    </style:style>
    <style:style style:name="T109" style:family="text">
      <style:text-properties officeooo:rsid="03445c06"/>
    </style:style>
    <style:style style:name="T110" style:family="text">
      <style:text-properties officeooo:rsid="0344e33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EDGV <text:span text:style-name="T69">3.0 </text:span><text:span text:style-name="T93">ORTO</text:span> – V<text:span text:style-name="T81">2.1.</text:span><text:span text:style-name="T105">2</text:span></text:p>
      <text:p text:style-name="P92">Relação de restrição de atributo</text:p>
      <text:p text:style-name="P2"/>
      <text:p text:style-name="P108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row table:style-name="TableLine2648252643696">
          <table:table-cell table:style-name="Tabela1.A1" office:value-type="string">
            <text:p text:style-name="P202">Classe</text:p>
          </table:table-cell>
          <table:table-cell table:style-name="Tabela1.B1" table:number-columns-spanned="3" office:value-type="string">
            <text:p text:style-name="P179">cobter_<text:span text:style-name="T69">massa</text:span>_dagua<text:span text:style-name="T6"> [A] / </text:span><text:span text:style-name="T102">aquisicao_centroide_massa_dagua [P]</text:span></text:p>
          </table:table-cell>
          <table:covered-table-cell/>
          <table:covered-table-cell/>
        </table:table-row>
        <table:table-row table:style-name="TableLine2648252649952">
          <table:table-cell table:style-name="Tabela1.A2" office:value-type="string">
            <text:p text:style-name="P202">Atributo</text:p>
          </table:table-cell>
          <table:table-cell table:style-name="Tabela1.A2" office:value-type="string">
            <text:p text:style-name="P202"><text:span text:style-name="T4">n</text:span>ome <text:span text:style-name="T4">(0..1)</text:span></text:p>
          </table:table-cell>
          <table:table-cell table:style-name="Tabela1.A2" office:value-type="string">
            <text:p text:style-name="P165">tipo (1)</text:p>
          </table:table-cell>
          <table:table-cell table:style-name="Tabela1.D2" office:value-type="string">
            <text:p text:style-name="P202">regime <text:span text:style-name="T4">(1)</text:span></text:p>
          </table:table-cell>
        </table:table-row>
        <table:table-row table:style-name="TableLine2648252649136">
          <table:table-cell table:style-name="Tabela1.A4" table:number-rows-spanned="2" office:value-type="string">
            <text:p text:style-name="P202">Domínio</text:p>
          </table:table-cell>
          <table:table-cell table:style-name="Tabela1.B4" table:number-rows-spanned="2" office:value-type="string">
            <text:p text:style-name="P202">A ser preenchido</text:p>
            <text:p text:style-name="P265">(*)</text:p>
            <text:p text:style-name="P293">V – "<text:span text:style-name="T95">nome</text:span>" i<text:span text:style-name="T95">s null</text:span></text:p>
          </table:table-cell>
          <table:table-cell table:style-name="Tabela1.C3" office:value-type="string">
            <text:p text:style-name="P133">Oceano <text:span text:style-name="T70">(sem fluxo) </text:span>–<text:span text:style-name="T1"> 3 !</text:span></text:p>
            <text:p text:style-name="P133">Baia <text:span text:style-name="T70">(sem fluxo) </text:span>–<text:span text:style-name="T1"> 4 !</text:span></text:p>
            <text:p text:style-name="P133">Enseada <text:span text:style-name="T70">(sem fluxo) </text:span>–<text:span text:style-name="T1"> 5 !</text:span></text:p>
            <text:p text:style-name="P133">Laguna <text:span text:style-name="T70">(com fluxo) </text:span>–<text:span text:style-name="T1"> 9 !</text:span></text:p>
          </table:table-cell>
          <table:table-cell table:style-name="Tabela1.D3" office:value-type="string">
            <text:p text:style-name="P202">Permanente –<text:span text:style-name="T2"> 1 </text:span></text:p>
            <text:p text:style-name="P202"/>
            <text:p text:style-name="P274"><text:span text:style-name="T25">V - </text:span>"<text:span text:style-name="T24">tipo" in (3,4,5,9) and not ("regime" in (1))</text:span></text:p>
          </table:table-cell>
        </table:table-row>
        <table:table-row table:style-name="TableLine2648252651856">
          <table:covered-table-cell/>
          <table:covered-table-cell/>
          <table:table-cell table:style-name="Tabela1.C4" office:value-type="string">
            <text:p text:style-name="P180">Rio <text:span text:style-name="T70">(com fluxo) </text:span>–<text:span text:style-name="T1"> 1</text:span></text:p>
            <text:p text:style-name="P202"><text:span text:style-name="T53">Canal </text:span><text:span text:style-name="T62">(com fluxo) </text:span><text:span text:style-name="T53">–</text:span><text:span text:style-name="T54"> 2 !</text:span></text:p>
            <text:p text:style-name="P202"><text:span text:style-name="T53">Meando Abandonado </text:span><text:span text:style-name="T62">(sem fluxo) </text:span><text:span text:style-name="T53">–</text:span><text:span text:style-name="T54"> 6 !</text:span></text:p>
            <text:p text:style-name="P202">Lago ou Lagoa <text:span text:style-name="T70">(sem fluxo) </text:span>–<text:span text:style-name="T1"> 7</text:span></text:p>
            <text:p text:style-name="P202">Represa/<text:span text:style-name="T69">Açude com fluxo</text:span> –<text:span text:style-name="T1"> 10 </text:span></text:p>
            <text:p text:style-name="P202">Represa/<text:span text:style-name="T69">Açude sem fluxo</text:span> –<text:span text:style-name="T1"> 11</text:span></text:p>
            <text:p text:style-name="P202"/>
          </table:table-cell>
          <table:table-cell table:style-name="Tabela1.D4" office:value-type="string">
            <text:p text:style-name="P202">Permanente –<text:span text:style-name="T2"> 1 </text:span></text:p>
            <text:p text:style-name="P133">Temporário –<text:span text:style-name="T2"> 3 !</text:span></text:p>
            <text:p text:style-name="P133">Seco –<text:span text:style-name="T2"> 5 !</text:span></text:p>
          </table:table-cell>
        </table:table-row>
      </table:table>
      <text:p text:style-name="P108"/>
      <text:p text:style-name="P108"/>
      <table:table table:name="Tabela17" table:style-name="Tabela17">
        <table:table-column table:style-name="Tabela17.A"/>
        <table:table-column table:style-name="Tabela17.B"/>
        <table:table-column table:style-name="Tabela17.C" table:number-columns-repeated="3"/>
        <table:table-row table:style-name="TableLine2648942894304">
          <table:table-cell table:style-name="Tabela17.A1" office:value-type="string">
            <text:p text:style-name="P202">Classe</text:p>
          </table:table-cell>
          <table:table-cell table:style-name="Tabela17.B1" table:number-columns-spanned="4" office:value-type="string">
            <text:p text:style-name="P172"><text:span text:style-name="T19">constr_extracao_mineral</text:span> <text:span text:style-name="T52">[PA]</text:span></text:p>
          </table:table-cell>
          <table:covered-table-cell/>
          <table:covered-table-cell/>
          <table:covered-table-cell/>
        </table:table-row>
        <table:table-row table:style-name="TableLine2648942892128">
          <table:table-cell table:style-name="Tabela17.A2" office:value-type="string">
            <text:p text:style-name="P202">Atributo</text:p>
          </table:table-cell>
          <table:table-cell table:style-name="Tabela17.A2" office:value-type="string">
            <text:p text:style-name="P249">nome<text:span text:style-name="T5"> (0..1)</text:span></text:p>
          </table:table-cell>
          <table:table-cell table:style-name="Tabela17.A2" office:value-type="string">
            <text:p text:style-name="P249">tipo<text:span text:style-name="T4"> (1)</text:span></text:p>
          </table:table-cell>
          <table:table-cell table:style-name="Tabela17.A2" office:value-type="string">
            <text:p text:style-name="P206">forma_extracao<text:span text:style-name="T4"> (1)</text:span></text:p>
          </table:table-cell>
          <table:table-cell table:style-name="Tabela17.E2" office:value-type="string">
            <text:p text:style-name="P199">situacao_fisica<text:span text:style-name="T4"> (1)</text:span></text:p>
          </table:table-cell>
        </table:table-row>
        <table:table-row table:style-name="TableLine2648942898384">
          <table:table-cell table:style-name="Tabela17.A3" table:number-rows-spanned="5" office:value-type="string">
            <text:p text:style-name="P202"/>
            <text:p text:style-name="P202">Domínio</text:p>
          </table:table-cell>
          <table:table-cell table:style-name="Tabela17.B3" table:number-rows-spanned="5" office:value-type="string">
            <text:p text:style-name="P285"/>
            <text:p text:style-name="P285">A ser preenchido</text:p>
          </table:table-cell>
          <table:table-cell table:style-name="Tabela17.C3" office:value-type="string">
            <text:p text:style-name="P205"><text:span text:style-name="T55">Poço / </text:span><text:span text:style-name="T56">Á</text:span><text:span text:style-name="T55">gua subterrânea</text:span><text:span text:style-name="T53"> -1</text:span><text:span text:style-name="T54"> !</text:span></text:p>
          </table:table-cell>
          <table:table-cell table:style-name="Tabela17.D3" table:number-rows-spanned="5" office:value-type="string">
            <text:p text:style-name="P279">A céu aberto -5</text:p>
            <text:p text:style-name="P278">Subterrânea -6 !</text:p>
          </table:table-cell>
          <table:table-cell table:style-name="Tabela17.E3" table:number-rows-spanned="5" office:value-type="string">
            <text:p text:style-name="P127">Abandonada -1<text:span text:style-name="T1"> !</text:span></text:p>
            <text:p text:style-name="P127">Destruída -2<text:span text:style-name="T1"> !</text:span></text:p>
            <text:p text:style-name="P199">Construída -3</text:p>
            <text:p text:style-name="P276">Em construção -4<text:span text:style-name="T1"> !</text:span></text:p>
          </table:table-cell>
        </table:table-row>
        <table:table-row table:style-name="TableLine2648942898384">
          <table:covered-table-cell/>
          <table:covered-table-cell/>
          <table:table-cell table:style-name="Tabela17.C4" office:value-type="string">
            <text:p text:style-name="P205">Mina / <text:span text:style-name="T72">Pedreira</text:span> -4</text:p>
          </table:table-cell>
          <table:covered-table-cell/>
          <table:covered-table-cell/>
        </table:table-row>
        <table:table-row table:style-name="TableLine2648942898384">
          <table:covered-table-cell/>
          <table:covered-table-cell/>
          <table:table-cell table:style-name="Tabela17.C5" office:value-type="string">
            <text:p text:style-name="P205"><text:span text:style-name="T53">Garimpo -5</text:span><text:span text:style-name="T54"> !</text:span></text:p>
          </table:table-cell>
          <table:covered-table-cell/>
          <table:covered-table-cell/>
        </table:table-row>
        <table:table-row table:style-name="TableLine2648942893216">
          <table:covered-table-cell/>
          <table:covered-table-cell/>
          <table:table-cell table:style-name="Tabela17.C6" office:value-type="string">
            <text:p text:style-name="P205"><text:span text:style-name="T53">Salina -6</text:span><text:span text:style-name="T54"> !</text:span></text:p>
          </table:table-cell>
          <table:covered-table-cell/>
          <table:covered-table-cell/>
        </table:table-row>
        <table:table-row table:style-name="TableLine2648942917968">
          <table:covered-table-cell/>
          <table:covered-table-cell/>
          <table:table-cell table:style-name="Tabela17.C7" office:value-type="string">
            <text:p text:style-name="P205"><text:span text:style-name="T53">Poço /</text:span><text:span text:style-name="T55"> </text:span><text:span text:style-name="T56">P</text:span><text:span text:style-name="T55">etróleo</text:span><text:span text:style-name="T53"> -</text:span><text:span text:style-name="T57">8</text:span><text:span text:style-name="T54"> !</text:span></text:p>
          </table:table-cell>
          <table:covered-table-cell/>
          <table:covered-table-cell/>
        </table:table-row>
      </table:table>
      <text:p text:style-name="P108"/>
      <text:p text:style-name="P108"/>
      <table:table table:name="Tabela2" table:style-name="Tabela2">
        <table:table-column table:style-name="Tabela2.A"/>
        <table:table-column table:style-name="Tabela2.B" table:number-columns-repeated="3"/>
        <table:table-row table:style-name="TableLine2648942921504">
          <table:table-cell table:style-name="Tabela2.A1" office:value-type="string">
            <text:p text:style-name="P202">Classe</text:p>
          </table:table-cell>
          <table:table-cell table:style-name="Tabela2.B1" table:number-columns-spanned="3" office:value-type="string">
            <text:p text:style-name="P174">elemnat_curva_nivel<text:span text:style-name="T6"> [L]</text:span></text:p>
          </table:table-cell>
          <table:covered-table-cell/>
          <table:covered-table-cell/>
        </table:table-row>
        <table:table-row table:style-name="TableLine2648942923408">
          <table:table-cell table:style-name="Tabela2.A2" office:value-type="string">
            <text:p text:style-name="P202">Atributo</text:p>
          </table:table-cell>
          <table:table-cell table:style-name="Tabela2.A2" office:value-type="string">
            <text:p text:style-name="P165">cota (1)</text:p>
          </table:table-cell>
          <table:table-cell table:style-name="Tabela2.A2" office:value-type="string">
            <text:p text:style-name="P165">indice (1)</text:p>
          </table:table-cell>
          <table:table-cell table:style-name="Tabela2.D2" office:value-type="string">
            <text:p text:style-name="P165">depressao (1)</text:p>
          </table:table-cell>
        </table:table-row>
        <table:table-row table:style-name="TableLine2648942922592">
          <table:table-cell table:style-name="Tabela2.A3" office:value-type="string">
            <text:p text:style-name="P202">Domínio</text:p>
          </table:table-cell>
          <table:table-cell table:style-name="Tabela2.B3" office:value-type="string">
            <text:p text:style-name="P165">A ser preenchido</text:p>
          </table:table-cell>
          <table:table-cell table:style-name="Tabela2.C3" office:value-type="string">
            <text:p text:style-name="P165">Mestra -1</text:p>
            <text:p text:style-name="P165">Normal -2</text:p>
            <text:p text:style-name="P165">Auxiliar -3</text:p>
          </table:table-cell>
          <table:table-cell table:style-name="Tabela2.D3" office:value-type="string">
            <text:p text:style-name="P165">Sim -1</text:p>
            <text:p text:style-name="P165">Não -2</text:p>
          </table:table-cell>
        </table:table-row>
      </table:table>
      <text:p text:style-name="P108"/>
      <text:p text:style-name="P10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2648942916064">
          <table:table-cell table:style-name="Tabela3.A1" office:value-type="string">
            <text:p text:style-name="P202">Classe</text:p>
          </table:table-cell>
          <table:table-cell table:style-name="Tabela3.B1" table:number-columns-spanned="2" office:value-type="string">
            <text:p text:style-name="P182"><text:span text:style-name="T20">elemnat_elemento_hidrografico [PLA] / </text:span><text:span text:style-name="T110">aquisicao_</text:span><text:span text:style-name="T20">centroide_elemento_hidrografico </text:span><text:span text:style-name="T109">[P]</text:span></text:p>
          </table:table-cell>
          <table:covered-table-cell/>
        </table:table-row>
        <table:table-row table:style-name="TableLine2648942914976">
          <table:table-cell table:style-name="Tabela3.A2" office:value-type="string">
            <text:p text:style-name="P202">Atributo</text:p>
          </table:table-cell>
          <table:table-cell table:style-name="Tabela3.A2" office:value-type="string">
            <text:p text:style-name="P249">nome<text:span text:style-name="T5"> (0..1)</text:span></text:p>
          </table:table-cell>
          <table:table-cell table:style-name="Tabela3.C2" office:value-type="string">
            <text:p text:style-name="P249">tipo<text:span text:style-name="T4"> (1)</text:span></text:p>
          </table:table-cell>
        </table:table-row>
        <table:table-row table:style-name="TableLine2648942916880">
          <table:table-cell table:style-name="Tabela3.A4" table:number-rows-spanned="2" office:value-type="string">
            <text:p text:style-name="P202">Domínio</text:p>
          </table:table-cell>
          <table:table-cell table:style-name="Tabela3.B3" table:number-rows-spanned="2" office:value-type="string">
            <text:p text:style-name="P285">A ser preenchido</text:p>
          </table:table-cell>
          <table:table-cell table:style-name="Tabela3.C3" office:value-type="string">
            <text:p text:style-name="P154">Cachoeira -9</text:p>
            <text:p text:style-name="P154">Salto -10</text:p>
            <text:p text:style-name="P253">[P L]</text:p>
          </table:table-cell>
        </table:table-row>
        <table:table-row table:style-name="TableLine2648942909264">
          <table:covered-table-cell/>
          <table:covered-table-cell/>
          <table:table-cell table:style-name="Tabela3.C4" office:value-type="string">
            <text:p text:style-name="P154">Corredeira -12</text:p>
            <text:p text:style-name="P253">[P L A]</text:p>
          </table:table-cell>
        </table:table-row>
      </table:table>
      <text:p text:style-name="P108"/>
      <text:p text:style-name="P108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leLine2648942930480">
          <table:table-cell table:style-name="Tabela14.A1" office:value-type="string">
            <text:p text:style-name="P202">Classe </text:p>
          </table:table-cell>
          <table:table-cell table:style-name="Tabela14.B1" table:number-columns-spanned="2" office:value-type="string">
            <text:p text:style-name="P303">elemnat_ilha [<text:span text:style-name="T91">P</text:span>A] / <text:span text:style-name="T101">aquisicao_centroide_ilha [P]</text:span></text:p>
          </table:table-cell>
          <table:covered-table-cell/>
        </table:table-row>
        <table:table-row table:style-name="TableLine2648942927760">
          <table:table-cell table:style-name="Tabela14.A2" office:value-type="string">
            <text:p text:style-name="P202">Atributo</text:p>
          </table:table-cell>
          <table:table-cell table:style-name="Tabela14.A2" office:value-type="string">
            <text:p text:style-name="P249">nome<text:span text:style-name="T5"> (0..1)</text:span></text:p>
          </table:table-cell>
          <table:table-cell table:style-name="Tabela14.C2" office:value-type="string">
            <text:p text:style-name="P249">tipo<text:span text:style-name="T4"> (1)</text:span></text:p>
          </table:table-cell>
        </table:table-row>
        <table:table-row table:style-name="TableLine2648942936736">
          <table:table-cell table:style-name="Tabela14.A3" office:value-type="string">
            <text:p text:style-name="P202">Domínio</text:p>
          </table:table-cell>
          <table:table-cell table:style-name="Tabela14.B3" office:value-type="string">
            <text:p text:style-name="P285">A ser preenchido</text:p>
            <text:p text:style-name="P296">(*)</text:p>
          </table:table-cell>
          <table:table-cell table:style-name="Tabela14.C3" office:value-type="string">
            <text:p text:style-name="P154">Ilha <text:span text:style-name="T21">Fluvial</text:span>-<text:span text:style-name="T91">1</text:span></text:p>
            <text:p text:style-name="P154"><text:span text:style-name="T28">Ilha </text:span><text:span text:style-name="T36">Marítima</text:span><text:span text:style-name="T28">-</text:span><text:span text:style-name="T37">2</text:span></text:p>
            <text:p text:style-name="P154"><text:span text:style-name="T37">Ilha </text:span><text:span text:style-name="T36">Lacustre</text:span><text:span text:style-name="T37">-3</text:span></text:p>
          </table:table-cell>
        </table:table-row>
      </table:table>
      <text:p text:style-name="P108"/>
      <text:p text:style-name="P108"/>
      <table:table table:name="Tabela7" table:style-name="Tabela7">
        <table:table-column table:style-name="Tabela7.A"/>
        <table:table-column table:style-name="Tabela7.B" table:number-columns-repeated="3"/>
        <table:table-row table:style-name="TableLine2648942925584">
          <table:table-cell table:style-name="Tabela7.A1" office:value-type="string">
            <text:p text:style-name="P202">Classe</text:p>
          </table:table-cell>
          <table:table-cell table:style-name="Tabela7.B1" table:number-columns-spanned="3" office:value-type="string">
            <text:p text:style-name="P174">elemnat_ponto_cotado<text:span text:style-name="T6"> [P]</text:span></text:p>
          </table:table-cell>
          <table:covered-table-cell/>
          <table:covered-table-cell/>
        </table:table-row>
        <table:table-row table:style-name="TableLine2648942917424">
          <table:table-cell table:style-name="Tabela7.A2" office:value-type="string">
            <text:p text:style-name="P202">Atributo</text:p>
          </table:table-cell>
          <table:table-cell table:style-name="Tabela7.A2" office:value-type="string">
            <text:p text:style-name="P165">cota (1)</text:p>
          </table:table-cell>
          <table:table-cell table:style-name="Tabela7.A2" office:value-type="string">
            <text:p text:style-name="P165">cota_comprovada (1)</text:p>
          </table:table-cell>
          <table:table-cell table:style-name="Tabela7.D2" office:value-type="string">
            <text:p text:style-name="P165">cota_<text:span text:style-name="T89">mais_alta</text:span> (1)</text:p>
          </table:table-cell>
        </table:table-row>
        <table:table-row table:style-name="Tabela7.3">
          <table:table-cell table:style-name="Tabela7.A3" office:value-type="string">
            <text:p text:style-name="P202">Domínio</text:p>
          </table:table-cell>
          <table:table-cell table:style-name="Tabela7.B3" office:value-type="string">
            <text:p text:style-name="P165">A ser preenchido</text:p>
          </table:table-cell>
          <table:table-cell table:style-name="Tabela7.C3" office:value-type="string">
            <text:p text:style-name="P123">Sim -1 !</text:p>
            <text:p text:style-name="P165">Não -2</text:p>
          </table:table-cell>
          <table:table-cell table:style-name="Tabela7.D3" office:value-type="string">
            <text:p text:style-name="P165">Sim -1</text:p>
            <text:p text:style-name="P165">Não -2</text:p>
          </table:table-cell>
        </table:table-row>
      </table:table>
      <text:p text:style-name="P108"/>
      <text:p text:style-name="P108"/>
      <table:table table:name="Tabela11" table:style-name="Tabela11">
        <table:table-column table:style-name="Tabela11.A"/>
        <table:table-column table:style-name="Tabela11.B"/>
        <table:table-row table:style-name="TableLine2648942937824">
          <table:table-cell table:style-name="Tabela11.A1" office:value-type="string">
            <text:p text:style-name="P202">Classe </text:p>
          </table:table-cell>
          <table:table-cell table:style-name="Tabela11.B1" office:value-type="string">
            <text:p text:style-name="P187">elemnat_terreno_sujeito_inundacao [A]</text:p>
          </table:table-cell>
        </table:table-row>
        <table:table-row table:style-name="TableLine2648942941360">
          <table:table-cell table:style-name="Tabela11.A2" office:value-type="string">
            <text:p text:style-name="P202">Atributo</text:p>
          </table:table-cell>
          <table:table-cell table:style-name="Tabela11.B2" office:value-type="string">
            <text:p text:style-name="P255"/>
          </table:table-cell>
        </table:table-row>
        <table:table-row table:style-name="TableLine2648942937552">
          <table:table-cell table:style-name="Tabela11.A3" office:value-type="string">
            <text:p text:style-name="P202">Domínio</text:p>
          </table:table-cell>
          <table:table-cell table:style-name="Tabela11.B3" office:value-type="string">
            <text:p text:style-name="P202"/>
          </table:table-cell>
        </table:table-row>
      </table:table>
      <text:p text:style-name="P108"/>
      <text:p text:style-name="P108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leLine2648942932928">
          <table:table-cell table:style-name="Tabela23.A1" office:value-type="string">
            <text:p text:style-name="P202">Classe</text:p>
          </table:table-cell>
          <table:table-cell table:style-name="Tabela23.B1" table:number-columns-spanned="2" office:value-type="string">
            <text:p text:style-name="P281"><text:span text:style-name="T75">elemnat_</text:span>toponimo_fisiografico_natural<text:span text:style-name="T75"> [PL]</text:span></text:p>
          </table:table-cell>
          <table:covered-table-cell/>
        </table:table-row>
        <table:table-row table:style-name="TableLine2648942929120">
          <table:table-cell table:style-name="Tabela23.A2" office:value-type="string">
            <text:p text:style-name="P202">Atributo</text:p>
          </table:table-cell>
          <table:table-cell table:style-name="Tabela23.A2" office:value-type="string">
            <text:p text:style-name="P249">nome<text:span text:style-name="T5"> (0..1)</text:span></text:p>
          </table:table-cell>
          <table:table-cell table:style-name="Tabela23.C2" office:value-type="string">
            <text:p text:style-name="P249">tipo<text:span text:style-name="T4"> (1)</text:span></text:p>
          </table:table-cell>
        </table:table-row>
        <table:table-row table:style-name="TableLine2648942931568">
          <table:table-cell table:style-name="Tabela23.A5" table:number-rows-spanned="3" office:value-type="string">
            <text:p text:style-name="P202">Domínio</text:p>
          </table:table-cell>
          <table:table-cell table:style-name="Tabela23.B5" table:number-rows-spanned="3" office:value-type="string">
            <text:p text:style-name="P285">A ser preenchido</text:p>
            <text:p text:style-name="P289">(*)</text:p>
          </table:table-cell>
          <table:table-cell table:style-name="Tabela23.C3" office:value-type="string">
            <text:p text:style-name="P154">Serra -1</text:p>
            <text:p text:style-name="P253">[L]</text:p>
          </table:table-cell>
        </table:table-row>
        <table:table-row table:style-name="TableLine2648942928576">
          <table:covered-table-cell/>
          <table:covered-table-cell/>
          <table:table-cell table:style-name="Tabela23.C4" office:value-type="string">
            <text:p text:style-name="P154">Montanha -3</text:p>
            <text:p text:style-name="P141">Chapada -4<text:span text:style-name="T1"> !</text:span></text:p>
            <text:p text:style-name="P141">Maciço -5<text:span text:style-name="T1"> !</text:span></text:p>
            <text:p text:style-name="P141">Planalto -6<text:span text:style-name="T1"> !</text:span></text:p>
            <text:p text:style-name="P141">Planície -7<text:span text:style-name="T1"> !</text:span></text:p>
            <text:p text:style-name="P141">Península -9<text:span text:style-name="T1"> !</text:span></text:p>
            <text:p text:style-name="P141">Ponta -10<text:span text:style-name="T1"> !</text:span></text:p>
            <text:p text:style-name="P141">Cabo -11<text:span text:style-name="T1"> !</text:span></text:p>
            <text:p text:style-name="P154">Pico -17</text:p>
            <text:p text:style-name="P253">[P]</text:p>
          </table:table-cell>
        </table:table-row>
        <table:table-row table:style-name="TableLine2648942935104">
          <table:covered-table-cell/>
          <table:covered-table-cell/>
          <table:table-cell table:style-name="Tabela23.C5" office:value-type="string">
            <text:p text:style-name="P154">Morro -2</text:p>
            <text:p text:style-name="P154">Praia -12</text:p>
            <text:p text:style-name="P188">[P L]</text:p>
          </table:table-cell>
        </table:table-row>
      </table:table>
      <text:p text:style-name="P108"/>
      <text:p text:style-name="P111"/>
      <table:table table:name="Tabela5" table:style-name="Tabela5">
        <table:table-column table:style-name="Tabela5.A"/>
        <table:table-column table:style-name="Tabela5.B"/>
        <table:table-column table:style-name="Tabela5.C" table:number-columns-repeated="3"/>
        <table:table-row table:style-name="TableLine2648942923680">
          <table:table-cell table:style-name="Tabela5.A1" office:value-type="string">
            <text:p text:style-name="P203">Classe</text:p>
          </table:table-cell>
          <table:table-cell table:style-name="Tabela5.B1" table:number-columns-spanned="4" office:value-type="string">
            <text:p text:style-name="P189">elemnat_trecho_drenagem<text:span text:style-name="T6"> [L]</text:span></text:p>
          </table:table-cell>
          <table:covered-table-cell/>
          <table:covered-table-cell/>
          <table:covered-table-cell/>
        </table:table-row>
        <table:table-row table:style-name="TableLine2648942940816">
          <table:table-cell table:style-name="Tabela5.A2" office:value-type="string">
            <text:p text:style-name="P203">Atributo</text:p>
          </table:table-cell>
          <table:table-cell table:style-name="Tabela5.A2" office:value-type="string">
            <text:p text:style-name="P149">nome<text:span text:style-name="T5"> (0..1)</text:span></text:p>
          </table:table-cell>
          <table:table-cell table:style-name="Tabela5.A2" office:value-type="string">
            <text:p text:style-name="P149">tipo<text:span text:style-name="T4"> (1)</text:span></text:p>
          </table:table-cell>
          <table:table-cell table:style-name="Tabela5.A2" office:value-type="string">
            <text:p text:style-name="P149">regime<text:span text:style-name="T4"> (1)</text:span></text:p>
          </table:table-cell>
          <table:table-cell table:style-name="Tabela5.E2" office:value-type="string">
            <text:p text:style-name="P149"><text:span text:style-name="T84">situacao_em_poligono</text:span><text:span text:style-name="T4"> (1)</text:span></text:p>
          </table:table-cell>
        </table:table-row>
        <table:table-row table:style-name="TableLine2648942926672">
          <table:table-cell table:style-name="Tabela5.A4" table:number-rows-spanned="2" office:value-type="string">
            <text:p text:style-name="P203">Domínio</text:p>
          </table:table-cell>
          <table:table-cell table:style-name="Tabela5.B3" table:number-rows-spanned="2" office:value-type="string">
            <text:p text:style-name="P149">A ser preenchido</text:p>
            <text:p text:style-name="P248">(*)</text:p>
          </table:table-cell>
          <table:table-cell table:style-name="Tabela5.C3" office:value-type="string">
            <text:p text:style-name="P149">Rio <text:span text:style-name="T3">-1</text:span></text:p>
            <text:p text:style-name="P149">Canal<text:span text:style-name="T3">-2</text:span></text:p>
            <text:p text:style-name="P155"><text:span text:style-name="T59">Canal encoberto – 4 !</text:span></text:p>
          </table:table-cell>
          <table:table-cell table:style-name="Tabela5.D3" office:value-type="string">
            <text:p text:style-name="P256">Desconhecido -0</text:p>
            <text:p text:style-name="P149">Permanente <text:span text:style-name="T3">-1</text:span></text:p>
            <text:p text:style-name="P143">Temporário <text:span text:style-name="T3">-3 !</text:span></text:p>
            <text:p text:style-name="P143">Seco <text:span text:style-name="T3">-5 !</text:span></text:p>
            <text:p text:style-name="P282"><text:span text:style-name="T41">A</text:span><text:span text:style-name="T40"> – "</text:span><text:span text:style-name="T42">tipo</text:span><text:span text:style-name="T40">" </text:span><text:span text:style-name="T42">in (1,2,</text:span><text:span text:style-name="T43">4</text:span><text:span text:style-name="T42">) and </text:span><text:span text:style-name="T40">"regime" in (</text:span><text:span text:style-name="T41">3,</text:span><text:span text:style-name="T42">5</text:span><text:span text:style-name="T40">)</text:span></text:p>
          </table:table-cell>
          <table:table-cell table:style-name="Tabela5.E3" table:number-rows-spanned="2" office:value-type="string">
            <text:p text:style-name="P149">Fora de polígono <text:span text:style-name="T3">-1</text:span></text:p>
            <text:p text:style-name="P280">Dentro de polígono - Trecho principal <text:span text:style-name="T3">-</text:span><text:span text:style-name="T84">2</text:span></text:p>
            <text:p text:style-name="P280">Dentro de polígono - Trecho secundário <text:span text:style-name="T3">-</text:span><text:span text:style-name="T84">3</text:span></text:p>
            <text:p text:style-name="P280"><text:span text:style-name="T3">Dentro de polígono - Trecho compartilhado -</text:span><text:span text:style-name="T84">4</text:span></text:p>
          </table:table-cell>
        </table:table-row>
        <table:table-row table:style-name="TableLine2648942960944">
          <table:covered-table-cell/>
          <table:covered-table-cell/>
          <table:table-cell table:style-name="Tabela5.C4" office:value-type="string">
            <text:p text:style-name="P149"><text:span text:style-name="T85">Trecho </text:span><text:span text:style-name="T71">Pluvial</text:span> <text:span text:style-name="T3">-3</text:span></text:p>
          </table:table-cell>
          <table:table-cell table:style-name="Tabela5.D4" office:value-type="string">
            <text:p text:style-name="P256">Desconhecido -0</text:p>
            <text:p text:style-name="P149">Seco <text:span text:style-name="T3">-5</text:span></text:p>
            <text:p text:style-name="P273">V - "tipo" in (<text:span text:style-name="T26">3)</text:span> and <text:span text:style-name="T38">not (</text:span>"<text:span text:style-name="T26">regime</text:span>" <text:span text:style-name="T26">in (</text:span><text:span text:style-name="T85">0,</text:span><text:span text:style-name="T26">5))</text:span></text:p>
          </table:table-cell>
          <table:covered-table-cell/>
        </table:table-row>
      </table:table>
      <text:p text:style-name="P111"/>
      <text:p text:style-name="P109"/>
      <table:table table:name="Tabela6" table:style-name="Tabela6">
        <table:table-column table:style-name="Tabela6.A"/>
        <table:table-column table:style-name="Tabela6.B"/>
        <table:table-column table:style-name="Tabela6.C" table:number-columns-repeated="3"/>
        <table:table-row table:style-name="TableLine2648942910352">
          <table:table-cell table:style-name="Tabela6.A1" office:value-type="string">
            <text:p text:style-name="P203">Classe </text:p>
          </table:table-cell>
          <table:table-cell table:style-name="Tabela6.B1" table:number-columns-spanned="4" office:value-type="string">
            <text:p text:style-name="P190"><text:span text:style-name="T64">infra</text:span>_barragem [<text:span text:style-name="T79">L</text:span>A]</text:p>
          </table:table-cell>
          <table:covered-table-cell/>
          <table:covered-table-cell/>
          <table:covered-table-cell/>
        </table:table-row>
        <table:table-row table:style-name="TableLine2648942910896">
          <table:table-cell table:style-name="Tabela6.A2" office:value-type="string">
            <text:p text:style-name="P203">Atributo</text:p>
          </table:table-cell>
          <table:table-cell table:style-name="Tabela6.A2" office:value-type="string">
            <text:p text:style-name="P251">nome<text:span text:style-name="T5"> (0..1)</text:span></text:p>
          </table:table-cell>
          <table:table-cell table:style-name="Tabela6.A2" office:value-type="string">
            <text:p text:style-name="P251">tipo<text:span text:style-name="T4"> (1)</text:span></text:p>
          </table:table-cell>
          <table:table-cell table:style-name="Tabela6.A2" office:value-type="string">
            <text:p text:style-name="P251">material_construcao<text:span text:style-name="T4"> (1)</text:span></text:p>
          </table:table-cell>
          <table:table-cell table:style-name="Tabela6.E2" office:value-type="string">
            <text:p text:style-name="P116"><text:span text:style-name="T73">sobreposto_transportes</text:span><text:span text:style-name="T74"> (1)</text:span></text:p>
          </table:table-cell>
        </table:table-row>
        <table:table-row table:style-name="TableLine2648942912800">
          <table:table-cell table:style-name="Tabela6.A3" office:value-type="string">
            <text:p text:style-name="P203">Domínio</text:p>
          </table:table-cell>
          <table:table-cell table:style-name="Tabela6.B3" office:value-type="string">
            <text:p text:style-name="P286">A ser preenchido</text:p>
          </table:table-cell>
          <table:table-cell table:style-name="Tabela6.C3" office:value-type="string">
            <text:p text:style-name="P168">1 – Barragem</text:p>
            <text:p text:style-name="P118">2- Dique !</text:p>
          </table:table-cell>
          <table:table-cell table:style-name="Tabela6.D3" office:value-type="string">
            <text:p text:style-name="P170">Desconhecido – 0</text:p>
            <text:p text:style-name="P117">Alvenaria -1<text:span text:style-name="T1"> !</text:span></text:p>
            <text:p text:style-name="P191">Concreto -2</text:p>
            <text:p text:style-name="P257">Rocha -4</text:p>
            <text:p text:style-name="P257">Terra -23</text:p>
          </table:table-cell>
          <table:table-cell table:style-name="Tabela6.E3" office:value-type="string">
            <text:p text:style-name="P192">S<text:span text:style-name="T80">im – 1</text:span></text:p>
            <text:p text:style-name="P193">Não - 0</text:p>
          </table:table-cell>
        </table:table-row>
      </table:table>
      <text:p text:style-name="P111"/>
      <text:p text:style-name="P111"/>
      <table:table table:name="Tabela15" table:style-name="Tabela15">
        <table:table-column table:style-name="Tabela15.A"/>
        <table:table-column table:style-name="Tabela15.B"/>
        <table:table-column table:style-name="Tabela15.C" table:number-columns-repeated="3"/>
        <table:table-row table:style-name="TableLine2648942949248">
          <table:table-cell table:style-name="Tabela15.A1" office:value-type="string">
            <text:p text:style-name="P203">Classe</text:p>
          </table:table-cell>
          <table:table-cell table:style-name="Tabela15.B1" table:number-columns-spanned="4" office:value-type="string">
            <text:p text:style-name="P194"><text:span text:style-name="T15">infra</text:span><text:span text:style-name="T13">_elemento_</text:span><text:span text:style-name="T17">energia</text:span><text:span text:style-name="T12"> </text:span><text:span text:style-name="T14">[</text:span><text:span text:style-name="T16">PLA</text:span><text:span text:style-name="T14">]</text:span></text:p>
          </table:table-cell>
          <table:covered-table-cell/>
          <table:covered-table-cell/>
          <table:covered-table-cell/>
        </table:table-row>
        <table:table-row table:style-name="TableLine2648942944080">
          <table:table-cell table:style-name="Tabela15.A2" office:value-type="string">
            <text:p text:style-name="P203">Atributo</text:p>
          </table:table-cell>
          <table:table-cell table:style-name="Tabela15.A2" office:value-type="string">
            <text:p text:style-name="P251">nome<text:span text:style-name="T5"> (0..1)</text:span></text:p>
          </table:table-cell>
          <table:table-cell table:style-name="Tabela15.A2" office:value-type="string">
            <text:p text:style-name="P258">filtro (1)</text:p>
          </table:table-cell>
          <table:table-cell table:style-name="Tabela15.A2" office:value-type="string">
            <text:p text:style-name="P251"><text:span text:style-name="T103">t</text:span>ipo<text:span text:style-name="T4"> (1)</text:span></text:p>
          </table:table-cell>
          <table:table-cell table:style-name="Tabela15.E2" office:value-type="string">
            <text:p text:style-name="P251">situacao_fisica<text:span text:style-name="T4"> (1)</text:span></text:p>
          </table:table-cell>
        </table:table-row>
        <table:table-row table:style-name="Tabela15.3">
          <table:table-cell table:style-name="Tabela15.A3" table:number-rows-spanned="2" office:value-type="string">
            <text:p text:style-name="P203">Domínio</text:p>
          </table:table-cell>
          <table:table-cell table:style-name="Tabela15.A3" table:number-rows-spanned="2" office:value-type="string">
            <text:p text:style-name="P286">A ser preenchido</text:p>
          </table:table-cell>
          <table:table-cell table:style-name="Tabela15.A3" office:value-type="string">
            <text:p text:style-name="P259">Linha de energia <text:span text:style-name="T18">-3XX</text:span></text:p>
            <text:p text:style-name="P260">[L]</text:p>
          </table:table-cell>
          <table:table-cell table:style-name="Tabela15.A3" office:value-type="string">
            <text:p text:style-name="P259">Linha de transmissão de energia <text:span text:style-name="T18">-303</text:span></text:p>
          </table:table-cell>
          <table:table-cell table:style-name="Tabela15.E3" table:number-rows-spanned="2" office:value-type="string">
            <text:p text:style-name="P128">Abandonada -1<text:span text:style-name="T1"> !</text:span></text:p>
            <text:p text:style-name="P128">Destruída -2<text:span text:style-name="T1"> !</text:span></text:p>
            <text:p text:style-name="P200">Construída -3</text:p>
            <text:p text:style-name="P277">Em construção -4<text:span text:style-name="T1"> !</text:span></text:p>
          </table:table-cell>
        </table:table-row>
        <table:table-row table:style-name="Tabela15.3">
          <table:covered-table-cell/>
          <table:covered-table-cell/>
          <table:table-cell table:style-name="Tabela15.A3" office:value-type="string">
            <text:p text:style-name="P259"><text:span text:style-name="T83">Subestação</text:span> de energia <text:span text:style-name="T18">-1</text:span><text:span text:style-name="T82">8</text:span><text:span text:style-name="T18">XX</text:span></text:p>
            <text:p text:style-name="P260">[P<text:span text:style-name="T82">A</text:span>]</text:p>
          </table:table-cell>
          <table:table-cell table:style-name="Tabela15.A3" office:value-type="string">
            <text:p text:style-name="P259">Subestação de transmissão de energia elétrica <text:span text:style-name="T18">-1</text:span><text:span text:style-name="T83">8</text:span><text:span text:style-name="T18">01</text:span></text:p>
            <text:p text:style-name="P259">Subestação de distribuição de energia elétrica <text:span text:style-name="T18">-1</text:span><text:span text:style-name="T83">8</text:span><text:span text:style-name="T18">0</text:span><text:span text:style-name="T83">2</text:span></text:p>
          </table:table-cell>
          <table:covered-table-cell/>
        </table:table-row>
      </table:table>
      <text:p text:style-name="P111"/>
      <text:p text:style-name="P111"/>
      <table:table table:name="Tabela10" table:style-name="Tabela10">
        <table:table-column table:style-name="Tabela10.A"/>
        <table:table-column table:style-name="Tabela10.B"/>
        <table:table-column table:style-name="Tabela10.C" table:number-columns-repeated="3"/>
        <table:table-row table:style-name="Tabela10.1">
          <table:table-cell table:style-name="Tabela10.A1" office:value-type="string">
            <text:p text:style-name="P203">Classe</text:p>
          </table:table-cell>
          <table:table-cell table:style-name="Tabela10.B1" table:number-columns-spanned="4" office:value-type="string">
            <text:p text:style-name="P194"><text:span text:style-name="T15">infra</text:span><text:span text:style-name="T13">_elemento_infraestrutura </text:span><text:span text:style-name="T14">[</text:span><text:span text:style-name="T16">PLA</text:span><text:span text:style-name="T14">]</text:span></text:p>
          </table:table-cell>
          <table:covered-table-cell/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203">Atributo</text:p>
          </table:table-cell>
          <table:table-cell table:style-name="Tabela10.A2" office:value-type="string">
            <text:p text:style-name="P251">nome<text:span text:style-name="T5"> (0..1)</text:span></text:p>
          </table:table-cell>
          <table:table-cell table:style-name="Tabela10.A2" office:value-type="string">
            <text:p text:style-name="P258">filtro (1)</text:p>
          </table:table-cell>
          <table:table-cell table:style-name="Tabela10.A2" office:value-type="string">
            <text:p text:style-name="P251">tipo<text:span text:style-name="T4"> (1)</text:span></text:p>
          </table:table-cell>
          <table:table-cell table:style-name="Tabela10.E2" office:value-type="string">
            <text:p text:style-name="P251">situacao_fisica<text:span text:style-name="T4"> (1)</text:span></text:p>
          </table:table-cell>
        </table:table-row>
        <table:table-row table:style-name="Tabela10.1">
          <table:table-cell table:style-name="Tabela10.A3" office:value-type="string">
            <text:p text:style-name="P203">Domínio</text:p>
          </table:table-cell>
          <table:table-cell table:style-name="Tabela10.B3" office:value-type="string">
            <text:p text:style-name="P286">A ser preenchido</text:p>
          </table:table-cell>
          <table:table-cell table:style-name="Tabela10.C3" office:value-type="string">
            <text:p text:style-name="P155"><text:span text:style-name="T28">Atracadouro </text:span><text:span text:style-name="T30">Terminal </text:span><text:span text:style-name="T28">-</text:span><text:span text:style-name="T31">19XX</text:span></text:p>
            <text:p text:style-name="P254">[P L A]</text:p>
          </table:table-cell>
          <table:table-cell table:style-name="Tabela10.D3" office:value-type="string">
            <text:p text:style-name="P155">Atrac - Cais -<text:span text:style-name="T78">19</text:span>38</text:p>
            <text:p text:style-name="P155">Atrac - Cais flutuante -<text:span text:style-name="T78">19</text:span>39</text:p>
            <text:p text:style-name="P155">Atrac - Trapiche - <text:span text:style-name="T78">19</text:span>40</text:p>
            <text:p text:style-name="P155">Atrac - Molhe de atracação - <text:span text:style-name="T78">19</text:span>41</text:p>
            <text:p text:style-name="P155">Atrac - Pier - <text:span text:style-name="T78">19</text:span>42</text:p>
            <text:p text:style-name="P155">Atrac - Dolfim -<text:span text:style-name="T78">19</text:span>43</text:p>
            <text:p text:style-name="P155">Atrac - Desembarcadouro -<text:span text:style-name="T78">19</text:span>44</text:p>
          </table:table-cell>
          <table:table-cell table:style-name="Tabela10.E3" office:value-type="string">
            <text:p text:style-name="P128">Abandonada -1<text:span text:style-name="T1"> !</text:span></text:p>
            <text:p text:style-name="P128">Destruída -2<text:span text:style-name="T1"> !</text:span></text:p>
            <text:p text:style-name="P200">Construída -3</text:p>
            <text:p text:style-name="P277">Em construção -4<text:span text:style-name="T1"> !</text:span></text:p>
          </table:table-cell>
        </table:table-row>
      </table:table>
      <text:p text:style-name="P111"/>
      <text:p text:style-name="P111"/>
      <table:table table:name="Tabela13" table:style-name="Tabela13">
        <table:table-column table:style-name="Tabela13.A"/>
        <table:table-column table:style-name="Tabela13.B"/>
        <table:table-column table:style-name="Tabela13.C" table:number-columns-repeated="2"/>
        <table:table-column table:style-name="Tabela13.E"/>
        <table:table-column table:style-name="Tabela13.C" table:number-columns-repeated="3"/>
        <table:table-column table:style-name="Tabela13.E"/>
        <table:table-column table:style-name="Tabela13.C" table:number-columns-repeated="2"/>
        <table:table-column table:style-name="Tabela13.E"/>
        <table:table-row table:style-name="TableLine2648942957408">
          <table:table-cell table:style-name="Tabela13.A1" office:value-type="string">
            <text:p text:style-name="P203">Classe</text:p>
          </table:table-cell>
          <table:table-cell table:style-name="Tabela13.B1" table:number-columns-spanned="11" office:value-type="string">
            <text:p text:style-name="P304"><text:span text:style-name="T11">infra_ferrovia</text:span> <text:span text:style-name="T51">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48942946256">
          <table:table-cell table:style-name="Tabela13.A2" office:value-type="string">
            <text:p text:style-name="P203">Atributo</text:p>
          </table:table-cell>
          <table:table-cell table:style-name="Tabela13.A2" office:value-type="string">
            <text:p text:style-name="P216">nome<text:span text:style-name="T5"> (0..1)</text:span></text:p>
          </table:table-cell>
          <table:table-cell table:style-name="Tabela13.A2" office:value-type="string">
            <text:p text:style-name="P216">tipo<text:span text:style-name="T4"> (1)</text:span></text:p>
          </table:table-cell>
          <table:table-cell table:style-name="Tabela13.A2" office:value-type="string">
            <text:p text:style-name="P216">situacao_fisica<text:span text:style-name="T4"> (1)</text:span></text:p>
          </table:table-cell>
          <table:table-cell table:style-name="Tabela13.A2" office:value-type="string">
            <text:p text:style-name="P216">posicao_relativa<text:span text:style-name="T4"> (1)</text:span></text:p>
          </table:table-cell>
          <table:table-cell table:style-name="Tabela13.A2" office:value-type="string">
            <text:p text:style-name="P216">nr_linhas<text:span text:style-name="T4"> (1)</text:span></text:p>
          </table:table-cell>
          <table:table-cell table:style-name="Tabela13.A2" office:value-type="string">
            <text:p text:style-name="P261"><text:span text:style-name="T104">e</text:span>letrificada <text:span text:style-name="T96">(1)</text:span></text:p>
          </table:table-cell>
          <table:table-cell table:style-name="Tabela13.A2" office:value-type="string">
            <text:p text:style-name="P216"><text:span text:style-name="T65">bitola</text:span><text:span text:style-name="T4"> (1)</text:span></text:p>
          </table:table-cell>
          <table:table-cell table:style-name="Tabela13.A2" office:value-type="string">
            <text:p text:style-name="P216">em_arruamento<text:span text:style-name="T4"> (1)</text:span></text:p>
          </table:table-cell>
          <table:table-cell table:style-name="Tabela13.A2" office:value-type="string">
            <text:p text:style-name="P216">juridisdicao<text:span text:style-name="T4"> (1)</text:span></text:p>
          </table:table-cell>
          <table:table-cell table:style-name="Tabela13.A2" office:value-type="string">
            <text:p text:style-name="P216">administracao<text:span text:style-name="T4"> (1)</text:span></text:p>
          </table:table-cell>
          <table:table-cell table:style-name="Tabela13.L2" office:value-type="string">
            <text:p text:style-name="P216">concessionaria<text:span text:style-name="T5"> (0..1)</text:span></text:p>
          </table:table-cell>
        </table:table-row>
        <table:table-row table:style-name="Tabela13.3">
          <table:table-cell table:style-name="Tabela13.A7" table:number-rows-spanned="5" office:value-type="string">
            <text:p text:style-name="P203">Domínio</text:p>
          </table:table-cell>
          <table:table-cell table:style-name="Tabela13.B7" table:number-rows-spanned="5" office:value-type="string">
            <text:p text:style-name="P286">A ser preenchido</text:p>
          </table:table-cell>
          <table:table-cell table:style-name="Tabela13.C3" office:value-type="string">
            <text:p text:style-name="P132">Bonde <text:span text:style-name="T10">-5 !</text:span></text:p>
          </table:table-cell>
          <table:table-cell table:style-name="Tabela13.D7" table:number-rows-spanned="5" office:value-type="string">
            <text:p text:style-name="P238"><text:span text:style-name="T45">Desconhecida -0</text:span></text:p>
            <text:p text:style-name="P223"><text:span text:style-name="T60">Abandonada </text:span><text:span text:style-name="T61">-1 !</text:span></text:p>
            <text:p text:style-name="P225"><text:span text:style-name="T8">Destruída -2 !</text:span></text:p>
            <text:p text:style-name="P178"><text:span text:style-name="T39">Construída </text:span><text:span text:style-name="T44">-3</text:span></text:p>
            <text:p text:style-name="P138">Em construção <text:span text:style-name="T8">-4 !</text:span></text:p>
          </table:table-cell>
          <table:table-cell table:style-name="Tabela13.E3" office:value-type="string">
            <text:p text:style-name="P216">Superfície <text:span text:style-name="T10">-2</text:span></text:p>
            <text:p text:style-name="P216">Elevado <text:span text:style-name="T10">-3</text:span></text:p>
            <text:p text:style-name="P270">V - "tipo" in (<text:span text:style-name="T50">5)</text:span> and <text:span text:style-name="T38">not (</text:span>"<text:span text:style-name="T50">posicao</text:span>" <text:span text:style-name="T50">in (2,3))</text:span></text:p>
          </table:table-cell>
          <table:table-cell table:style-name="Tabela13.F7" table:number-rows-spanned="5" office:value-type="string">
            <text:p text:style-name="P214">Desconhecido <text:span text:style-name="T10">-0</text:span></text:p>
            <text:p text:style-name="P214">Simples <text:span text:style-name="T10">-1</text:span></text:p>
            <text:p text:style-name="P214">Dupla <text:span text:style-name="T10">-2</text:span></text:p>
            <text:p text:style-name="P214">Múltipla <text:span text:style-name="T10">-3</text:span></text:p>
          </table:table-cell>
          <table:table-cell table:style-name="Tabela13.G5" table:number-rows-spanned="3" office:value-type="string">
            <text:p text:style-name="P166">Sim -1</text:p>
            <text:p text:style-name="P175">Não -2</text:p>
          </table:table-cell>
          <table:table-cell table:style-name="Tabela13.H3" table:number-rows-spanned="5" office:value-type="string">
            <text:p text:style-name="P210">Desconhecida -0</text:p>
            <text:p text:style-name="P210">Métrica -1</text:p>
            <text:p text:style-name="P210">Internacional -2</text:p>
            <text:p text:style-name="P210">Larga -3</text:p>
            <text:p text:style-name="P210">Mista métrica internacional -4</text:p>
            <text:p text:style-name="P210">Mista métrica larga -5</text:p>
            <text:p text:style-name="P210">Mista internacional larga -6</text:p>
          </table:table-cell>
          <table:table-cell table:style-name="Tabela13.I3" office:value-type="string">
            <text:p text:style-name="P166"><text:span text:style-name="T53">Sim -1</text:span><text:span text:style-name="T54"> !</text:span></text:p>
            <text:p text:style-name="P166"><text:span text:style-name="T35">Não -2</text:span></text:p>
          </table:table-cell>
          <table:table-cell table:style-name="Tabela13.J3" table:number-rows-spanned="5" office:value-type="string">
            <text:p text:style-name="P210">Desconhecida -0</text:p>
            <text:p text:style-name="P210">Federal -1</text:p>
            <text:p text:style-name="P210">Estadual -2</text:p>
            <text:p text:style-name="P210">Municipal -3</text:p>
            <text:p text:style-name="P146">Particular -6<text:span text:style-name="T1"> !</text:span></text:p>
          </table:table-cell>
          <table:table-cell table:style-name="Tabela13.K7" table:number-rows-spanned="5" office:value-type="string">
            <text:p text:style-name="P212">Desconhecida -0</text:p>
            <text:p text:style-name="P212">Federal -1</text:p>
            <text:p text:style-name="P212">Estadual -2</text:p>
            <text:p text:style-name="P212">Municipal -3</text:p>
            <text:p text:style-name="P130">Particular -6<text:span text:style-name="T1"> !</text:span><text:span text:style-name="T34">Concessionada -7</text:span></text:p>
          </table:table-cell>
          <table:table-cell table:style-name="Tabela13.L3" table:number-rows-spanned="5" office:value-type="string">
            <text:p text:style-name="P301">(*)</text:p>
            <text:p text:style-name="P302">V - (administracao in (7) and (concessionaria is NULL or concessionaria ='')) or ( not(administracao in (7)) and ( not (concessionaria is NULL or concessionaria ='')))</text:p>
          </table:table-cell>
        </table:table-row>
        <table:table-row table:style-name="Tabela13.4">
          <table:covered-table-cell/>
          <table:covered-table-cell/>
          <table:table-cell table:style-name="Tabela13.C4" office:value-type="string">
            <text:p text:style-name="P132">Aeromóvel <text:span text:style-name="T10">-6 !</text:span></text:p>
          </table:table-cell>
          <table:covered-table-cell/>
          <table:table-cell table:style-name="Tabela13.E4" office:value-type="string">
            <text:p text:style-name="P216">Elevado <text:span text:style-name="T10">-3</text:span></text:p>
            <text:p text:style-name="P270">V - "tipo" in (<text:span text:style-name="T48">6)</text:span> and <text:span text:style-name="T38">not (</text:span>"<text:span text:style-name="T50">posicao</text:span>" <text:span text:style-name="T50">in (3))</text:span></text:p>
          </table:table-cell>
          <table:covered-table-cell/>
          <table:covered-table-cell/>
          <table:covered-table-cell/>
          <table:table-cell table:style-name="Tabela13.I4" office:value-type="string">
            <text:p text:style-name="P104">Não -2</text:p>
            <text:p text:style-name="P272"><text:span text:style-name="T1">V - "tipo" in (</text:span><text:span text:style-name="T48">6)</text:span><text:span text:style-name="T1"> and </text:span><text:span text:style-name="T38">not (</text:span><text:span text:style-name="T1">"</text:span><text:span text:style-name="T50">em_arruamento</text:span><text:span text:style-name="T1">" </text:span><text:span text:style-name="T50">in (2))</text:span></text:p>
          </table:table-cell>
          <table:covered-table-cell/>
          <table:covered-table-cell/>
          <table:covered-table-cell/>
        </table:table-row>
        <table:table-row table:style-name="Tabela13.5">
          <table:covered-table-cell/>
          <table:covered-table-cell/>
          <table:table-cell table:style-name="Tabela13.C6" table:number-rows-spanned="2" office:value-type="string">
            <text:p text:style-name="P216">Trem <text:span text:style-name="T10">-7</text:span></text:p>
          </table:table-cell>
          <table:covered-table-cell/>
          <table:table-cell table:style-name="Tabela13.E5" table:number-rows-spanned="3" office:value-type="string">
            <text:p text:style-name="P216">Superfície <text:span text:style-name="T10">-2</text:span></text:p>
            <text:p text:style-name="P216">Elevado <text:span text:style-name="T10">-3</text:span></text:p>
            <text:p text:style-name="P216">Subterrâneo <text:span text:style-name="T10">-6</text:span></text:p>
          </table:table-cell>
          <table:covered-table-cell/>
          <table:covered-table-cell/>
          <table:covered-table-cell/>
          <table:table-cell table:style-name="Tabela13.I5" table:number-rows-spanned="3" office:value-type="string">
            <text:p text:style-name="P166">Não -2</text:p>
            <text:p text:style-name="P270">V - "tipo" in (<text:span text:style-name="T50">7,8)</text:span> and <text:span text:style-name="T38">not (</text:span>"<text:span text:style-name="T50">em_arruamento</text:span>" <text:span text:style-name="T50">in (2))</text:span></text:p>
          </table:table-cell>
          <table:covered-table-cell/>
          <table:covered-table-cell/>
          <table:covered-table-cell/>
        </table:table-row>
        <table:table-row table:style-name="Tabela13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3.G7" table:number-rows-spanned="2" office:value-type="string">
            <text:p text:style-name="P166">Sim -1</text:p>
            <text:p text:style-name="P270"><text:span text:style-name="T97">V </text:span>- tipo in (8) and not (eletrificada in (1)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7">
          <table:covered-table-cell/>
          <table:covered-table-cell/>
          <table:table-cell table:style-name="Tabela13.C7" office:value-type="string">
            <text:p text:style-name="P216">Metrô <text:span text:style-name="T10">-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2"/>
      <text:p text:style-name="P111"/>
      <table:table table:name="Tabela4" table:style-name="Tabela4">
        <table:table-column table:style-name="Tabela4.A"/>
        <table:table-column table:style-name="Tabela4.B"/>
        <table:table-column table:style-name="Tabela4.C" table:number-columns-repeated="2"/>
        <table:table-row table:style-name="TableLine2648942959040">
          <table:table-cell table:style-name="Tabela4.A1" office:value-type="string">
            <text:p text:style-name="P203">Classe </text:p>
          </table:table-cell>
          <table:table-cell table:style-name="Tabela4.B1" table:number-columns-spanned="3" office:value-type="string">
            <text:p text:style-name="P195"><text:span text:style-name="T66">infra_obstaculo_vertica</text:span><text:span text:style-name="T67">l</text:span> [P]</text:p>
          </table:table-cell>
          <table:covered-table-cell/>
          <table:covered-table-cell/>
        </table:table-row>
        <table:table-row table:style-name="TableLine2648942953872">
          <table:table-cell table:style-name="Tabela4.A2" office:value-type="string">
            <text:p text:style-name="P203">Atributo</text:p>
          </table:table-cell>
          <table:table-cell table:style-name="Tabela4.A2" office:value-type="string">
            <text:p text:style-name="P251">nome<text:span text:style-name="T5"> (0..1)</text:span></text:p>
          </table:table-cell>
          <table:table-cell table:style-name="Tabela4.A2" office:value-type="string">
            <text:p text:style-name="P251"><text:span text:style-name="T92">altitude</text:span><text:span text:style-name="T5"> (1)</text:span></text:p>
          </table:table-cell>
          <table:table-cell table:style-name="Tabela4.D2" office:value-type="string">
            <text:p text:style-name="P251"><text:span text:style-name="T92">altura</text:span><text:span text:style-name="T5"> (1)</text:span></text:p>
          </table:table-cell>
        </table:table-row>
        <table:table-row table:style-name="TableLine2648942947616">
          <table:table-cell table:style-name="Tabela4.A3" office:value-type="string">
            <text:p text:style-name="P203">Domínio</text:p>
          </table:table-cell>
          <table:table-cell table:style-name="Tabela4.B3" office:value-type="string">
            <text:p text:style-name="P286">A ser preenchido</text:p>
          </table:table-cell>
          <table:table-cell table:style-name="Tabela4.C3" office:value-type="string">
            <text:p text:style-name="P286">A ser preenchido <text:span text:style-name="T100">(*)</text:span></text:p>
          </table:table-cell>
          <table:table-cell table:style-name="Tabela4.D3" office:value-type="string">
            <text:p text:style-name="P286">A ser preenchido <text:span text:style-name="T100">(*)</text:span></text:p>
            <text:p text:style-name="P286"/>
            <text:p text:style-name="P294"><text:span text:style-name="T25">V -</text:span><text:span text:style-name="T99">altura</text:span> &lt;<text:span text:style-name="T99">46 $</text:span></text:p>
            <text:p text:style-name="P297"><text:span text:style-name="T106">A- </text:span><text:span text:style-name="T99">altura </text:span>&gt; <text:span text:style-name="T99">200 !</text:span></text:p>
          </table:table-cell>
        </table:table-row>
      </table:table>
      <text:p text:style-name="P111"/>
      <text:p text:style-name="P111"/>
      <table:table table:name="Tabela9" table:style-name="Tabela9">
        <table:table-column table:style-name="Tabela9.A"/>
        <table:table-column table:style-name="Tabela9.B"/>
        <table:table-column table:style-name="Tabela9.C" table:number-columns-repeated="4"/>
        <table:table-column table:style-name="Tabela9.G"/>
        <table:table-row table:style-name="TableLine2648942948432">
          <table:table-cell table:style-name="Tabela9.A1" office:value-type="string">
            <text:p text:style-name="P203">Classe</text:p>
          </table:table-cell>
          <table:table-cell table:style-name="Tabela9.B1" table:number-columns-spanned="6" office:value-type="string">
            <text:p text:style-name="P196"><text:span text:style-name="T9">infra_pista_pouso</text:span> <text:span text:style-name="T51">[P L A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48942954416">
          <table:table-cell table:style-name="Tabela9.A2" office:value-type="string">
            <text:p text:style-name="P203">Atributo</text:p>
          </table:table-cell>
          <table:table-cell table:style-name="Tabela9.A2" office:value-type="string">
            <text:p text:style-name="P262">nome<text:span text:style-name="T5"> (0..1)</text:span></text:p>
          </table:table-cell>
          <table:table-cell table:style-name="Tabela9.A2" office:value-type="string">
            <text:p text:style-name="P262">tipo<text:span text:style-name="T4"> (1)</text:span></text:p>
          </table:table-cell>
          <table:table-cell table:style-name="Tabela9.A2" office:value-type="string">
            <text:p text:style-name="P263">revestimento<text:span text:style-name="T4"> (1)</text:span></text:p>
          </table:table-cell>
          <table:table-cell table:style-name="Tabela9.A2" office:value-type="string">
            <text:p text:style-name="P263">uso_pista<text:span text:style-name="T4"> (1)</text:span></text:p>
          </table:table-cell>
          <table:table-cell table:style-name="Tabela9.A2" office:value-type="string">
            <text:p text:style-name="P263">situacao_fisica<text:span text:style-name="T4"> (1)</text:span></text:p>
          </table:table-cell>
          <table:table-cell table:style-name="Tabela9.G2" office:value-type="string">
            <text:p text:style-name="P264">Altitude (0..1)</text:p>
          </table:table-cell>
        </table:table-row>
        <table:table-row table:style-name="TableLine2648942965024">
          <table:table-cell table:style-name="Tabela9.A3" office:value-type="string">
            <text:p text:style-name="P203">Domínio</text:p>
          </table:table-cell>
          <table:table-cell table:style-name="Tabela9.B3" office:value-type="string">
            <text:p text:style-name="P286">A ser preenchido</text:p>
          </table:table-cell>
          <table:table-cell table:style-name="Tabela9.C3" office:value-type="string">
            <text:p text:style-name="P234">Pista de pouso -9</text:p>
            <text:p text:style-name="P136">Pista de táxi -10<text:span text:style-name="T1"> !</text:span></text:p>
            <text:p text:style-name="P230">[<text:span text:style-name="T90">P</text:span>LA]</text:p>
            <text:p text:style-name="P230"/>
            <text:p text:style-name="P136">Heliponto -11<text:span text:style-name="T1"> !</text:span></text:p>
            <text:p text:style-name="P230">[P]</text:p>
          </table:table-cell>
          <table:table-cell table:style-name="Tabela9.D3" office:value-type="string">
            <text:p text:style-name="P197">Desconhecido -0</text:p>
            <text:p text:style-name="P136">Sem revestimento (Leito natural) -1<text:span text:style-name="T1"> !</text:span></text:p>
            <text:p text:style-name="P234">Revestimento primário (solto) -2</text:p>
            <text:p text:style-name="P234">Pavimentado -3</text:p>
          </table:table-cell>
          <table:table-cell table:style-name="Tabela9.E3" office:value-type="string">
            <text:p text:style-name="P234">Desconhecido -0</text:p>
            <text:p text:style-name="P234">Particular -6</text:p>
            <text:p text:style-name="P234">Público -11</text:p>
            <text:p text:style-name="P234">Militar -12</text:p>
            <text:p text:style-name="P234">Público/Militar -13</text:p>
          </table:table-cell>
          <table:table-cell table:style-name="Tabela9.F3" office:value-type="string">
            <text:p text:style-name="P237"><text:span text:style-name="T45">Desconhecida -0</text:span></text:p>
            <text:p text:style-name="P138">Abandonada <text:span text:style-name="T8">-1 !</text:span></text:p>
            <text:p text:style-name="P220"><text:span text:style-name="T53">Destruída </text:span><text:span text:style-name="T61">-2 !</text:span></text:p>
            <text:p text:style-name="P220">Construída <text:span text:style-name="T8">-3</text:span></text:p>
            <text:p text:style-name="P138">Em construção <text:span text:style-name="T8">-4 !</text:span></text:p>
          </table:table-cell>
          <table:table-cell table:style-name="Tabela9.G3" office:value-type="string">
            <text:p text:style-name="P290">A ser preenchido</text:p>
          </table:table-cell>
        </table:table-row>
      </table:table>
      <text:p text:style-name="P111"/>
      <text:p text:style-name="P111"/>
      <table:table table:name="Tabela8" table:style-name="Tabela8">
        <table:table-column table:style-name="Tabela8.A"/>
        <table:table-column table:style-name="Tabela8.B"/>
        <table:table-column table:style-name="Tabela8.C" table:number-columns-repeated="11"/>
        <table:table-row table:style-name="TableLine2648942981888">
          <table:table-cell table:style-name="Tabela8.A1" office:value-type="string">
            <text:p text:style-name="P203">Classe</text:p>
          </table:table-cell>
          <table:table-cell table:style-name="Tabela8.B1" table:number-columns-spanned="12" office:value-type="string">
            <text:p text:style-name="P178">infra_via_deslocamento<text:span text:style-name="T7"> 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48942995760">
          <table:table-cell table:style-name="Tabela8.A2" office:value-type="string">
            <text:p text:style-name="P305">Atributo</text:p>
          </table:table-cell>
          <table:table-cell table:style-name="Tabela8.A2" office:value-type="string">
            <text:p text:style-name="P306"><text:span text:style-name="T23">n</text:span>ome<text:span text:style-name="T5">(0..1)</text:span></text:p>
          </table:table-cell>
          <table:table-cell table:style-name="Tabela8.A2" office:value-type="string">
            <text:p text:style-name="P307">tipo (1)</text:p>
          </table:table-cell>
          <table:table-cell table:style-name="Tabela8.A2" office:value-type="string">
            <text:p text:style-name="P307">revestimento (1)</text:p>
          </table:table-cell>
          <table:table-cell table:style-name="Tabela8.A2" office:value-type="string">
            <text:p text:style-name="P307">tr<text:span text:style-name="T8">a</text:span>fego (1)</text:p>
          </table:table-cell>
          <table:table-cell table:style-name="Tabela8.A2" office:value-type="string">
            <text:p text:style-name="P307">nr_faixas<text:span text:style-name="T5"> (1)</text:span></text:p>
          </table:table-cell>
          <table:table-cell table:style-name="Tabela8.A2" office:value-type="string">
            <text:p text:style-name="P307">nr_pistas (1)</text:p>
          </table:table-cell>
          <table:table-cell table:style-name="Tabela8.A2" office:value-type="string">
            <text:p text:style-name="P307">canteiro_divisorio (1)</text:p>
          </table:table-cell>
          <table:table-cell table:style-name="Tabela8.A2" office:value-type="string">
            <text:p text:style-name="P307">situacao_fisica (1)</text:p>
          </table:table-cell>
          <table:table-cell table:style-name="Tabela8.A2" office:value-type="string">
            <text:p text:style-name="P307">jurisdicao (1)</text:p>
          </table:table-cell>
          <table:table-cell table:style-name="Tabela8.A2" office:value-type="string">
            <text:p text:style-name="P307"><text:span text:style-name="T23">s</text:span>igla<text:span text:style-name="T5"> (0..1)</text:span></text:p>
          </table:table-cell>
          <table:table-cell table:style-name="Tabela8.A2" office:value-type="string">
            <text:p text:style-name="P307">administracao (1)</text:p>
          </table:table-cell>
          <table:table-cell table:style-name="Tabela8.M2" office:value-type="string">
            <text:p text:style-name="P307"><text:span text:style-name="T23">c</text:span>oncessiona<text:span text:style-name="T22">ria (0..1)</text:span></text:p>
          </table:table-cell>
        </table:table-row>
        <table:table-row table:style-name="Tabela8.3">
          <table:table-cell table:style-name="Tabela8.A3" table:number-rows-spanned="2" office:value-type="string">
            <text:p text:style-name="P203">Domínio</text:p>
          </table:table-cell>
          <table:table-cell table:style-name="Tabela8.B3" table:number-rows-spanned="2" office:value-type="string">
            <text:p text:style-name="P286">A ser preenchido</text:p>
          </table:table-cell>
          <table:table-cell table:style-name="Tabela8.C3" office:value-type="string">
            <text:p text:style-name="P220">Rodovia <text:span text:style-name="T7">-2</text:span></text:p>
          </table:table-cell>
          <table:table-cell table:style-name="Tabela8.D3" office:value-type="string">
            <text:p text:style-name="P234">Sem revestimento (Leito natural) -1</text:p>
            <text:p text:style-name="P234">Revestimento primário (solto) -2</text:p>
            <text:p text:style-name="P234">Pavimentado -3</text:p>
            <text:p text:style-name="P136">Calçado -4 !</text:p>
          </table:table-cell>
          <table:table-cell table:style-name="Tabela8.E3" office:value-type="string">
            <text:p text:style-name="P220">Permanente <text:span text:style-name="T7">-1</text:span></text:p>
            <text:p text:style-name="P138">Periódico <text:span text:style-name="T7">-2 !</text:span></text:p>
          </table:table-cell>
          <table:table-cell table:style-name="Tabela8.F3" office:value-type="string">
            <text:p text:style-name="P246">Mínimo 1</text:p>
            <text:p text:style-name="P246"/>
            <text:p text:style-name="P270">V - "tipo" in (<text:span text:style-name="T48">2)</text:span> and <text:span text:style-name="T38">not (</text:span>"<text:span text:style-name="T47">nr_faixas</text:span>" <text:span text:style-name="T47">&gt;=1)</text:span></text:p>
          </table:table-cell>
          <table:table-cell table:style-name="Tabela8.G3" office:value-type="string">
            <text:p text:style-name="P246">Mínimo 1</text:p>
            <text:p text:style-name="P246"/>
            <text:p text:style-name="P270">V - "tipo" in (<text:span text:style-name="T48">2)</text:span> and <text:span text:style-name="T38">not (</text:span>"<text:span text:style-name="T47">nr_pistas</text:span>" <text:span text:style-name="T47">&gt;=1)</text:span></text:p>
          </table:table-cell>
          <table:table-cell table:style-name="Tabela8.H3" office:value-type="string">
            <text:p text:style-name="P166">Sim -1</text:p>
            <text:p text:style-name="P166">Não -2</text:p>
          </table:table-cell>
          <table:table-cell table:style-name="Tabela8.I3" table:number-rows-spanned="2" office:value-type="string">
            <text:p text:style-name="P237"><text:span text:style-name="T45">Desconhecida -0</text:span></text:p>
            <text:p text:style-name="P138">Abandonada <text:span text:style-name="T8">-1 !</text:span></text:p>
            <text:p text:style-name="P220"><text:span text:style-name="T53">Destruída </text:span><text:span text:style-name="T61">-2 !</text:span></text:p>
            <text:p text:style-name="P220">Construída <text:span text:style-name="T8">-3</text:span></text:p>
            <text:p text:style-name="P138">Em construção <text:span text:style-name="T8">-4 !</text:span></text:p>
          </table:table-cell>
          <table:table-cell table:style-name="Tabela8.J3" office:value-type="string">
            <text:p text:style-name="P220">Desconhecida <text:span text:style-name="T7">-0</text:span></text:p>
            <text:p text:style-name="P220">Federal <text:span text:style-name="T7">-1</text:span></text:p>
            <text:p text:style-name="P220">Estadual <text:span text:style-name="T7">-2</text:span></text:p>
            <text:p text:style-name="P220"/>
            <text:p text:style-name="P270">V - "tipo" in (<text:span text:style-name="T49">2)</text:span> and <text:span text:style-name="T38">not (</text:span>"<text:span text:style-name="T49">jurisdicao</text:span>" <text:span text:style-name="T49">in (0,1,2))</text:span></text:p>
          </table:table-cell>
          <table:table-cell table:style-name="Tabela8.K3" table:number-rows-spanned="2" office:value-type="string">
            <text:p text:style-name="P244">(*)</text:p>
            <text:p text:style-name="P244"/>
            <text:p text:style-name="P270">V - <text:span text:style-name="T68">not("sigla" is NULL or "sigla" ='') and not("jurisdicao" in (1,2))</text:span></text:p>
            <text:p text:style-name="P244"/>
            <text:p text:style-name="P270">V - "<text:span text:style-name="T27">jurisdicao</text:span>" <text:span text:style-name="T27">in (1,2)</text:span> and <text:span text:style-name="T46">(</text:span>"<text:span text:style-name="T27">sigla</text:span>" <text:span text:style-name="T27">is NULL or "sigla" ='')</text:span></text:p>
            <text:p text:style-name="P270"/>
            <text:p text:style-name="P270">V - "<text:span text:style-name="T27">jurisdicao</text:span>" <text:span text:style-name="T27">in (1)</text:span> and <text:span text:style-name="T46">(1 - (regexp_match( "sigla", '^(BR)-\\d\\d\\d$') ))</text:span></text:p>
            <text:p text:style-name="P270"/>
            <text:p text:style-name="P270">V - "<text:span text:style-name="T27">jurisdicao</text:span>" <text:span text:style-name="T27">in (2)</text:span> and <text:span text:style-name="T46">(1 - (regexp_match( "sigla", '^(SC|PR|RS)-\\d\\d\\d$') ))</text:span></text:p>
          </table:table-cell>
          <table:table-cell table:style-name="Tabela8.L3" office:value-type="string">
            <text:p text:style-name="P220"/>
            <text:p text:style-name="P220">Desconhecida <text:span text:style-name="T7">-0</text:span></text:p>
            <text:p text:style-name="P220">Federal <text:span text:style-name="T7">-1</text:span></text:p>
            <text:p text:style-name="P220">Estadual <text:span text:style-name="T7">-2</text:span></text:p>
            <text:p text:style-name="P220">Concessionada <text:span text:style-name="T7">-7</text:span></text:p>
            <text:p text:style-name="P220"/>
            <text:p text:style-name="P270">V - "tipo" in (<text:span text:style-name="T49">2)</text:span> and <text:span text:style-name="T38">not (</text:span>"<text:span text:style-name="T49">administracao</text:span>" <text:span text:style-name="T49">in (0,1,2,7))</text:span></text:p>
          </table:table-cell>
          <table:table-cell table:style-name="Tabela8.M3" table:number-rows-spanned="2" office:value-type="string">
            <text:p text:style-name="P298">(**)</text:p>
            <text:p text:style-name="P298"/>
            <text:p text:style-name="P300">V - <text:span text:style-name="T63">not(("administracao" in (7) and ("concessionaria" is NULL or "concessionaria" ='')) or ( not("administracao" in (7)) and ( not ("concessionaria" is NULL or "concessionaria" =''))))</text:span></text:p>
          </table:table-cell>
        </table:table-row>
        <table:table-row table:style-name="Tabela8.3">
          <table:covered-table-cell/>
          <table:covered-table-cell/>
          <table:table-cell table:style-name="Tabela8.C4" office:value-type="string">
            <text:p text:style-name="P220"><text:span text:style-name="T53">Auto-estrada </text:span><text:span text:style-name="T58">-4 !</text:span></text:p>
          </table:table-cell>
          <table:table-cell table:style-name="Tabela8.D4" office:value-type="string">
            <text:p text:style-name="P234">Pavimentado -3</text:p>
            <text:p text:style-name="P234"/>
            <text:p text:style-name="P270">V - "tipo" in (<text:span text:style-name="T47">4)</text:span> and <text:span text:style-name="T38">not (</text:span>"<text:span text:style-name="T26">revestimento</text:span>" <text:span text:style-name="T26">in (3))</text:span></text:p>
          </table:table-cell>
          <table:table-cell table:style-name="Tabela8.E4" office:value-type="string">
            <text:p text:style-name="P220">Permanente <text:span text:style-name="T7">-1</text:span></text:p>
            <text:p text:style-name="P220"/>
            <text:p text:style-name="P270">V - "tipo" in (<text:span text:style-name="T47">4)</text:span> and <text:span text:style-name="T38">not (</text:span>"<text:span text:style-name="T47">trafego</text:span>" <text:span text:style-name="T26">in (1))</text:span></text:p>
          </table:table-cell>
          <table:table-cell table:style-name="Tabela8.F4" office:value-type="string">
            <text:p text:style-name="P243">Mínimo 4</text:p>
            <text:p text:style-name="P243"/>
            <text:p text:style-name="P270">V - "tipo" in (<text:span text:style-name="T48">4)</text:span> and <text:span text:style-name="T38">not (</text:span>"<text:span text:style-name="T47">nr_faixas</text:span>" <text:span text:style-name="T47">&gt;=4)</text:span></text:p>
          </table:table-cell>
          <table:table-cell table:style-name="Tabela8.G4" office:value-type="string">
            <text:p text:style-name="P243">Mínimo 2</text:p>
            <text:p text:style-name="P243"/>
            <text:p text:style-name="P270">V - "tipo" in (<text:span text:style-name="T48">4)</text:span> and <text:span text:style-name="T38">not (</text:span>"<text:span text:style-name="T47">nr_pistas</text:span>" <text:span text:style-name="T47">&gt;=2)</text:span></text:p>
          </table:table-cell>
          <table:table-cell table:style-name="Tabela8.H4" office:value-type="string">
            <text:p text:style-name="P166">Sim -1</text:p>
          </table:table-cell>
          <table:covered-table-cell/>
          <table:table-cell table:style-name="Tabela8.J4" office:value-type="string">
            <text:p text:style-name="P220">Federal <text:span text:style-name="T7">-1</text:span></text:p>
            <text:p text:style-name="P221">Estadual <text:span text:style-name="T7">-2</text:span></text:p>
            <text:p text:style-name="P220"/>
            <text:p text:style-name="P270">V - "tipo" in (<text:span text:style-name="T49">4)</text:span> and <text:span text:style-name="T38">not (</text:span>"<text:span text:style-name="T49">jurisdicao</text:span>" <text:span text:style-name="T49">in (1,2))</text:span></text:p>
          </table:table-cell>
          <table:covered-table-cell/>
          <table:table-cell table:style-name="Tabela8.L4" office:value-type="string">
            <text:p text:style-name="P220">Federal <text:span text:style-name="T7">-1</text:span></text:p>
            <text:p text:style-name="P220">Estadual <text:span text:style-name="T7">-2</text:span></text:p>
            <text:p text:style-name="P220">Concessionada <text:span text:style-name="T7">-7</text:span></text:p>
            <text:p text:style-name="P220"/>
            <text:p text:style-name="P270">V - "tipo" in (<text:span text:style-name="T49">4)</text:span> and <text:span text:style-name="T38">not (</text:span>"<text:span text:style-name="T49">administracao</text:span>" <text:span text:style-name="T49">in (1,2,7))</text:span></text:p>
          </table:table-cell>
          <table:covered-table-cell/>
        </table:table-row>
      </table:table>
      <text:p text:style-name="P105"/>
      <text:p text:style-name="P111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leLine2648247000512">
          <table:table-cell table:style-name="Tabela22.A1" office:value-type="string">
            <text:p text:style-name="P9">Classe</text:p>
          </table:table-cell>
          <table:table-cell table:style-name="Tabela22.B1" table:number-columns-spanned="2" office:value-type="string">
            <text:p text:style-name="P18">llp_aglomerado_rural <text:span text:style-name="T51">[P]</text:span></text:p>
          </table:table-cell>
          <table:covered-table-cell/>
        </table:table-row>
        <table:table-row table:style-name="TableLine2648247008400">
          <table:table-cell table:style-name="Tabela22.A2" office:value-type="string">
            <text:p text:style-name="P9">Atributo</text:p>
          </table:table-cell>
          <table:table-cell table:style-name="Tabela22.A2" office:value-type="string">
            <text:p text:style-name="P27">nome<text:span text:style-name="T5"> (1)</text:span></text:p>
          </table:table-cell>
          <table:table-cell table:style-name="Tabela22.C2" office:value-type="string">
            <text:p text:style-name="P27">tipo<text:span text:style-name="T4"> (1)</text:span></text:p>
          </table:table-cell>
        </table:table-row>
        <table:table-row table:style-name="TableLine2648247008672">
          <table:table-cell table:style-name="Tabela22.A3" office:value-type="string">
            <text:p text:style-name="P9">Domínio</text:p>
          </table:table-cell>
          <table:table-cell table:style-name="Tabela22.B3" office:value-type="string">
            <text:p text:style-name="P85">A ser preenchido</text:p>
            <text:p text:style-name="P88">(*)</text:p>
          </table:table-cell>
          <table:table-cell table:style-name="Tabela22.C3" office:value-type="string">
            <text:p text:style-name="P40">Aglomerado rural isolado – Núcleo -5 !</text:p>
            <text:p text:style-name="P55">Aglomerado rural isolado – Povoado -6</text:p>
            <text:p text:style-name="P55">Outros aglomerados rurais – Lugarejo -7</text:p>
          </table:table-cell>
        </table:table-row>
      </table:table>
      <text:p text:style-name="P6"/>
      <text:p text:style-name="P113"/>
      <table:table table:name="Tabela16" table:style-name="Tabela16">
        <table:table-column table:style-name="Tabela16.A"/>
        <table:table-column table:style-name="Tabela16.B"/>
        <table:table-column table:style-name="Tabela16.C" table:number-columns-repeated="4"/>
        <table:table-row table:style-name="TableLine2647905310928">
          <table:table-cell table:style-name="Tabela16.A1" office:value-type="string">
            <text:p text:style-name="P204">Classe</text:p>
          </table:table-cell>
          <table:table-cell table:style-name="Tabela16.B1" table:number-columns-spanned="5" office:value-type="string">
            <text:p text:style-name="P186"><text:span text:style-name="T110">aquisicao_</text:span><text:span text:style-name="T20">centroide_limite_especial </text:span><text:span text:style-name="T108">[P] </text:span><text:span text:style-name="T20">/ llp_area_pub_militar [L A] / llp_terra_indigena [L A] / llp_</text:span><text:span text:style-name="T86">unidade_conservacao</text:span><text:span text:style-name="T20"> [L 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647905319904">
          <table:table-cell table:style-name="Tabela16.A2" office:value-type="string">
            <text:p text:style-name="P204">Atributo</text:p>
          </table:table-cell>
          <table:table-cell table:style-name="Tabela16.A2" office:value-type="string">
            <text:p text:style-name="P252">nome<text:span text:style-name="T5"> (0..1)</text:span></text:p>
          </table:table-cell>
          <table:table-cell table:style-name="Tabela16.A2" office:value-type="string">
            <text:p text:style-name="P252">tipo<text:span text:style-name="T4"> (1)</text:span></text:p>
          </table:table-cell>
          <table:table-cell table:style-name="Tabela16.A2" office:value-type="string">
            <text:p text:style-name="P208">geometria_aproximada<text:span text:style-name="T4"> (1)</text:span></text:p>
          </table:table-cell>
          <table:table-cell table:style-name="Tabela16.A2" office:value-type="string">
            <text:p text:style-name="P208"><text:span text:style-name="T87">s</text:span>obreposto <text:span text:style-name="T86">(1)</text:span></text:p>
          </table:table-cell>
          <table:table-cell table:style-name="Tabela16.F2" office:value-type="string">
            <text:p text:style-name="P208">exibir_rotulo_aproximado <text:span text:style-name="T86">(1)</text:span></text:p>
          </table:table-cell>
        </table:table-row>
        <table:table-row table:style-name="TableLine2647905338400">
          <table:table-cell table:style-name="Tabela16.A5" table:number-rows-spanned="3" office:value-type="string">
            <text:p text:style-name="P204">Domínio</text:p>
          </table:table-cell>
          <table:table-cell table:style-name="Tabela16.B5" table:number-rows-spanned="3" office:value-type="string">
            <text:p text:style-name="P287">A ser preenchido</text:p>
            <text:p text:style-name="P291">(*)</text:p>
          </table:table-cell>
          <table:table-cell table:style-name="Tabela16.C3" office:value-type="string">
            <text:p text:style-name="P185"><text:span text:style-name="T20">llp_area_pub_militar [L A]</text:span></text:p>
            <text:p text:style-name="P242"/>
            <text:p text:style-name="P242">Área militar - <text:span text:style-name="T108">36</text:span></text:p>
          </table:table-cell>
          <table:table-cell table:style-name="Tabela16.D5" table:number-rows-spanned="3" office:value-type="string">
            <text:p text:style-name="P167">Sim -1</text:p>
            <text:p text:style-name="P167">Não -2</text:p>
          </table:table-cell>
          <table:table-cell table:style-name="Tabela16.E5" table:number-rows-spanned="3" office:value-type="string">
            <text:p text:style-name="P167">Sim -1</text:p>
            <text:p text:style-name="P167">Não -2</text:p>
          </table:table-cell>
          <table:table-cell table:style-name="Tabela16.F5" table:number-rows-spanned="3" office:value-type="string">
            <text:p text:style-name="P167">Sim -1</text:p>
            <text:p text:style-name="P124">Não -2 !</text:p>
          </table:table-cell>
        </table:table-row>
        <table:table-row table:style-name="TableLine2647905338400">
          <table:covered-table-cell/>
          <table:covered-table-cell/>
          <table:table-cell table:style-name="Tabela16.C4" office:value-type="string">
            <text:p text:style-name="P185"><text:span text:style-name="T20">llp_terra_indigena [L A]</text:span></text:p>
            <text:p text:style-name="P242"/>
            <text:p text:style-name="P242">Terra indígena -<text:span text:style-name="T108">2</text:span></text:p>
          </table:table-cell>
          <table:covered-table-cell/>
          <table:covered-table-cell/>
          <table:covered-table-cell/>
        </table:table-row>
        <table:table-row table:style-name="TableLine2647905338400">
          <table:covered-table-cell/>
          <table:covered-table-cell/>
          <table:table-cell table:style-name="Tabela16.C5" office:value-type="string">
            <text:p text:style-name="P185"><text:span text:style-name="T20">llp_</text:span><text:span text:style-name="T86">unidade_conservacao</text:span><text:span text:style-name="T20"> [L A]</text:span></text:p>
            <text:p text:style-name="P242"/>
            <text:p text:style-name="P242">Unidade de Conservação -5</text:p>
            <text:p text:style-name="P242">Área de Proteção Ambiental – APA -24</text:p>
            <text:p text:style-name="P242">Área de Relevante Interesse Ecológico – ARIE -25</text:p>
            <text:p text:style-name="P242">Floresta – FLO -26</text:p>
            <text:p text:style-name="P242">Reserva de Desenvolvimento Sustentável – RDS -27</text:p>
            <text:p text:style-name="P242">Reserva Extrativista – RESEX -28</text:p>
            <text:p text:style-name="P242">Reserva de Fauna – REFAU -29</text:p>
            <text:p text:style-name="P242">Reserva Particular do Patrimônio Natural – RPPN -30</text:p>
            <text:p text:style-name="P242">Estação Ecológica – ESEC -31</text:p>
            <text:p text:style-name="P242">Parque – PAR -32</text:p>
            <text:p text:style-name="P242">Monumento Natural – MONA -33</text:p>
            <text:p text:style-name="P242">Reserva Biológica – REBIO -34</text:p>
            <text:p text:style-name="P242">Refúgio de Vida Silvestre – RVS -35</text:p>
          </table:table-cell>
          <table:covered-table-cell/>
          <table:covered-table-cell/>
          <table:covered-table-cell/>
        </table:table-row>
      </table:table>
      <text:p text:style-name="P113"/>
      <text:p text:style-name="P110"/>
      <table:table table:name="Tabela12" table:style-name="Tabela12">
        <table:table-column table:style-name="Tabela12.A"/>
        <table:table-column table:style-name="Tabela12.B"/>
        <table:table-column table:style-name="Tabela12.C" table:number-columns-repeated="4"/>
        <table:table-row table:style-name="TableLine2648247063616">
          <table:table-cell table:style-name="Tabela12.A1" office:value-type="string">
            <text:p text:style-name="P9">Classe</text:p>
          </table:table-cell>
          <table:table-cell table:style-name="Tabela12.B1" table:number-columns-spanned="5" office:value-type="string">
            <text:p text:style-name="P183"><text:span text:style-name="T19">llp_limite_legal</text:span> <text:span text:style-name="T52">[L] /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648247075040">
          <table:table-cell table:style-name="Tabela12.A2" office:value-type="string">
            <text:p text:style-name="P9">Atributo</text:p>
          </table:table-cell>
          <table:table-cell table:style-name="Tabela12.A2" office:value-type="string">
            <text:p text:style-name="P27">nome<text:span text:style-name="T5"> (0..1)</text:span></text:p>
          </table:table-cell>
          <table:table-cell table:style-name="Tabela12.A2" office:value-type="string">
            <text:p text:style-name="P27">tipo<text:span text:style-name="T4"> (1)</text:span></text:p>
          </table:table-cell>
          <table:table-cell table:style-name="Tabela12.A2" office:value-type="string">
            <text:p text:style-name="P30">geometria_aproximada<text:span text:style-name="T4"> (1)</text:span></text:p>
          </table:table-cell>
          <table:table-cell table:style-name="Tabela12.A2" office:value-type="string">
            <text:p text:style-name="P30"><text:span text:style-name="T87">s</text:span>obreposto <text:span text:style-name="T86">(1)</text:span></text:p>
          </table:table-cell>
          <table:table-cell table:style-name="Tabela12.F2" office:value-type="string">
            <text:p text:style-name="P30">exibir_rotulo_aproximado <text:span text:style-name="T86">(1)</text:span></text:p>
          </table:table-cell>
        </table:table-row>
        <table:table-row table:style-name="TableLine2648247090272">
          <table:table-cell table:style-name="Tabela12.A3" office:value-type="string">
            <text:p text:style-name="P9">Domínio</text:p>
          </table:table-cell>
          <table:table-cell table:style-name="Tabela12.B3" office:value-type="string">
            <text:p text:style-name="P85">A ser preenchido</text:p>
          </table:table-cell>
          <table:table-cell table:style-name="Tabela12.C3" office:value-type="string">
            <text:p text:style-name="P226">Limite Internacional -1</text:p>
            <text:p text:style-name="P73">Limite Estadual -2</text:p>
            <text:p text:style-name="P48">[L]</text:p>
          </table:table-cell>
          <table:table-cell table:style-name="Tabela12.D3" office:value-type="string">
            <text:p text:style-name="P160">Sim -1</text:p>
            <text:p text:style-name="P161">Não -2</text:p>
          </table:table-cell>
          <table:table-cell table:style-name="Tabela12.E3" office:value-type="string">
            <text:p text:style-name="P160">Sim -1</text:p>
            <text:p text:style-name="P161">Não -2</text:p>
          </table:table-cell>
          <table:table-cell table:style-name="Tabela12.F3" office:value-type="string">
            <text:p text:style-name="P160">Sim -1</text:p>
            <text:p text:style-name="P120">Não -2 !</text:p>
          </table:table-cell>
        </table:table-row>
      </table:table>
      <text:p text:style-name="P5"/>
      <text:p text:style-name="P6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row table:style-name="TableLine2648247074496">
          <table:table-cell table:style-name="Tabela18.A1" office:value-type="string">
            <text:p text:style-name="P9">Classe</text:p>
          </table:table-cell>
          <table:table-cell table:style-name="Tabela18.B1" table:number-columns-spanned="3" office:value-type="string">
            <text:p text:style-name="P18">llp_localidade <text:span text:style-name="T51">[P]</text:span></text:p>
          </table:table-cell>
          <table:covered-table-cell/>
          <table:covered-table-cell/>
        </table:table-row>
        <table:table-row table:style-name="TableLine2648247092720">
          <table:table-cell table:style-name="Tabela18.A2" office:value-type="string">
            <text:p text:style-name="P9">Atributo</text:p>
          </table:table-cell>
          <table:table-cell table:style-name="Tabela18.A2" office:value-type="string">
            <text:p text:style-name="P27">nome<text:span text:style-name="T5"> (1)</text:span></text:p>
          </table:table-cell>
          <table:table-cell table:style-name="Tabela18.A2" office:value-type="string">
            <text:p text:style-name="P27">tipo<text:span text:style-name="T4"> (1)</text:span></text:p>
          </table:table-cell>
          <table:table-cell table:style-name="Tabela18.D2" office:value-type="string">
            <text:p text:style-name="P54">populacao</text:p>
          </table:table-cell>
        </table:table-row>
        <table:table-row table:style-name="TableLine2648247095712">
          <table:table-cell table:style-name="Tabela18.A3" office:value-type="string">
            <text:p text:style-name="P9">Domínio</text:p>
          </table:table-cell>
          <table:table-cell table:style-name="Tabela18.B3" office:value-type="string">
            <text:p text:style-name="P85">A ser preenchido</text:p>
          </table:table-cell>
          <table:table-cell table:style-name="Tabela18.C3" office:value-type="string">
            <text:p text:style-name="P227">Cidade -1</text:p>
            <text:p text:style-name="P55">Capital estadual -2</text:p>
            <text:p text:style-name="P55">Capital federal -3</text:p>
            <text:p text:style-name="P55">Vila -4</text:p>
          </table:table-cell>
          <table:table-cell table:style-name="Tabela18.D3" office:value-type="string">
            <text:p text:style-name="P56">Inteiro <text:span text:style-name="T98">(*)</text:span></text:p>
            <text:p text:style-name="P56"/>
            <text:p text:style-name="P83"><text:span text:style-name="T25">V - </text:span><text:span text:style-name="T32">(</text:span><text:span text:style-name="T29">tipo</text:span><text:span text:style-name="T32"> in (</text:span><text:span text:style-name="T33">1,2,3</text:span><text:span text:style-name="T32">) and (</text:span><text:span text:style-name="T29">populacao</text:span><text:span text:style-name="T32"> is NULL or </text:span><text:span text:style-name="T29">populacao</text:span><text:span text:style-name="T32"> ='')) or ( not(</text:span><text:span text:style-name="T29">tipo</text:span><text:span text:style-name="T32"> in (</text:span><text:span text:style-name="T33">1,2,3</text:span><text:span text:style-name="T32">)) and ( not (</text:span><text:span text:style-name="T29">populacao</text:span><text:span text:style-name="T32"> is NULL or </text:span><text:span text:style-name="T29">populacao</text:span><text:span text:style-name="T32"> ='')))</text:span></text:p>
          </table:table-cell>
        </table:table-row>
      </table:table>
      <text:p text:style-name="P6"/>
      <text:p text:style-name="P6"/>
      <table:table table:name="Tabela21" table:style-name="Tabela21">
        <table:table-column table:style-name="Tabela21.A"/>
        <table:table-column table:style-name="Tabela21.B"/>
        <table:table-row table:style-name="TableLine2648247080480">
          <table:table-cell table:style-name="Tabela21.A1" office:value-type="string">
            <text:p text:style-name="P9">Classe</text:p>
          </table:table-cell>
          <table:table-cell table:style-name="Tabela21.B1" office:value-type="string">
            <text:p text:style-name="P18">llp_<text:span text:style-name="T88">nome_</text:span>local <text:span text:style-name="T51">[P]</text:span></text:p>
          </table:table-cell>
        </table:table-row>
        <table:table-row table:style-name="TableLine2648247157728">
          <table:table-cell table:style-name="Tabela21.A2" office:value-type="string">
            <text:p text:style-name="P9">Atributo</text:p>
          </table:table-cell>
          <table:table-cell table:style-name="Tabela21.B2" office:value-type="string">
            <text:p text:style-name="P27">nome<text:span text:style-name="T5"> (1)</text:span></text:p>
          </table:table-cell>
        </table:table-row>
        <table:table-row table:style-name="TableLine2648247158000">
          <table:table-cell table:style-name="Tabela21.A3" office:value-type="string">
            <text:p text:style-name="P9">Domínio</text:p>
          </table:table-cell>
          <table:table-cell table:style-name="Tabela21.B3" office:value-type="string">
            <text:p text:style-name="P85">A ser preenchido</text:p>
            <text:p text:style-name="P88">(*)</text:p>
          </table:table-cell>
        </table:table-row>
      </table:table>
      <text:p text:style-name="P10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2-14T15:42:00</meta:creation-date>
    <meta:editing-duration>P8DT58S</meta:editing-duration>
    <meta:editing-cycles>494</meta:editing-cycles>
    <meta:generator>LibreOffice/7.0.6.2$Windows_X86_64 LibreOffice_project/144abb84a525d8e30c9dbbefa69cbbf2d8d4ae3b</meta:generator>
    <dc:date>2022-06-28T14:36:42.163000000</dc:date>
    <meta:print-date>2017-10-18T10:52:42.835000000</meta:print-date>
    <meta:initial-creator>dsgs3aux5</meta:initial-creator>
    <meta:document-statistic meta:table-count="21" meta:image-count="0" meta:object-count="0" meta:page-count="1" meta:paragraph-count="472" meta:word-count="1405" meta:character-count="8259" meta:non-whitespace-character-count="7282"/>
  </office:meta>
</office:document-meta>
</file>